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53mm"/>
    </style:style>
    <style:style style:name="co2" style:family="table-column">
      <style:table-column-properties fo:break-before="auto" style:column-width="97.98mm"/>
    </style:style>
    <style:style style:name="ro1" style:family="table-row">
      <style:table-row-properties style:row-height="1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a446378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weet_ID</text:p>
          </table:table-cell>
          <table:table-cell table:style-name="ce1" office:value-type="string" calcext:value-type="string">
            <text:p>_golden</text:p>
          </table:table-cell>
          <table:table-cell table:style-name="ce1" office:value-type="string" calcext:value-type="string">
            <text:p>is_the_tweet_text_in_the_english_language</text:p>
          </table:table-cell>
          <table:table-cell table:style-name="ce1" office:value-type="string" calcext:value-type="string">
            <text:p>the_text_is_about_the_drugs_of_interest</text:p>
          </table:table-cell>
          <table:table-cell table:style-name="ce1" office:value-type="string" calcext:value-type="string">
            <text:p>genre_in_which_the_drug_is_mentioned_</text:p>
          </table:table-cell>
          <table:table-cell table:style-name="ce1" office:value-type="string" calcext:value-type="string">
            <text:p>sentiment_of_the_author_about_the_drug</text:p>
          </table:table-cell>
          <table:table-cell table:style-name="ce1" office:value-type="string" calcext:value-type="string">
            <text:p>theme_on_the_drug_ussage</text:p>
          </table:table-cell>
          <table:table-cell table:number-columns-repeated="1017"/>
        </table:table-row>
        <table:table-row table:style-name="ro1">
          <table:table-cell office:value-type="float" office:value="2.97480231076389E+017" calcext:value-type="float">
            <text:p>29748023107638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2067025457603E+017" calcext:value-type="float">
            <text:p>30206702545760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0794032853623E+017" calcext:value-type="float">
            <text:p>20079403285362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741783036625E+017" calcext:value-type="float">
            <text:p>280741783036625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444067778892E+017" calcext:value-type="float">
            <text:p>29744406777889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5785717924364E+017" calcext:value-type="float">
            <text:p>27578571792436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434089521304E+017" calcext:value-type="float">
            <text:p>29743408952130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6285948105736E+017" calcext:value-type="float">
            <text:p>23628594810573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7425268904186E+017" calcext:value-type="float">
            <text:p>29742526890418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5960352641253E+017" calcext:value-type="float">
            <text:p>23596035264125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7372445835411E+017" calcext:value-type="float">
            <text:p>29737244583541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0880744329843E+017" calcext:value-type="float">
            <text:p>23088074432984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1113634636E+017" calcext:value-type="float">
            <text:p>29735111363463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304670098043E+017" calcext:value-type="float">
            <text:p>29730467009804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248193782108E+017" calcext:value-type="float">
            <text:p>29724819378210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242883784847E+017" calcext:value-type="float">
            <text:p>29724288378484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72359422411E+017" calcext:value-type="float">
            <text:p>2972359422411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86025829183E+017" calcext:value-type="float">
            <text:p>29718602582918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7183278551691E+017" calcext:value-type="float">
            <text:p>29718327855169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717806081654E+017" calcext:value-type="float">
            <text:p>29717806081654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175267422659E+017" calcext:value-type="float">
            <text:p>29717526742265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167143059988E+017" calcext:value-type="float">
            <text:p>297167143059988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114668118467E+017" calcext:value-type="float">
            <text:p>29711466811846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7097039462945E+017" calcext:value-type="float">
            <text:p>29709703946294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86574687056E+017" calcext:value-type="float">
            <text:p>29708657468705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082460062224E+017" calcext:value-type="float">
            <text:p>29708246006222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70814869963E+017" calcext:value-type="float">
            <text:p>2970814869963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7031956439372E+017" calcext:value-type="float">
            <text:p>29703195643937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996636222173E+017" calcext:value-type="float">
            <text:p>29699663622217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990537708364E+017" calcext:value-type="float">
            <text:p>29699053770836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989363299049E+017" calcext:value-type="float">
            <text:p>29698936329904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983910699659E+017" calcext:value-type="float">
            <text:p>29698391069965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939723719586E+017" calcext:value-type="float">
            <text:p>29693972371958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936745755361E+017" calcext:value-type="float">
            <text:p>29693674575536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914625000247E+017" calcext:value-type="float">
            <text:p>29691462500024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880198144647E+017" calcext:value-type="float">
            <text:p>29688019814464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857649578914E+017" calcext:value-type="float">
            <text:p>29685764957891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52192760041E+017" calcext:value-type="float">
            <text:p>29685219276004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831888155369E+017" calcext:value-type="float">
            <text:p>29683188815536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788833608024E+017" calcext:value-type="float">
            <text:p>29678883360802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775319568933E+017" calcext:value-type="float">
            <text:p>29677531956893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753567899996E+017" calcext:value-type="float">
            <text:p>29675356789999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729605866414E+017" calcext:value-type="float">
            <text:p>29672960586641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81337820164E+017" calcext:value-type="float">
            <text:p>29668133782016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671351182332E+017" calcext:value-type="float">
            <text:p>29667135118233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671099524112E+017" calcext:value-type="float">
            <text:p>29667109952411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65612163935E+017" calcext:value-type="float">
            <text:p>29665612163935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49138110624E+017" calcext:value-type="float">
            <text:p>29664913811062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633820512399E+017" calcext:value-type="float">
            <text:p>29663382051239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616456110621E+017" calcext:value-type="float">
            <text:p>29661645611062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11930460791E+017" calcext:value-type="float">
            <text:p>29661193046079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579730776396E+017" calcext:value-type="float">
            <text:p>29657973077639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02727557644E+017" calcext:value-type="float">
            <text:p>29650272755764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56212709536E+017" calcext:value-type="float">
            <text:p>29645621270953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53687742714E+017" calcext:value-type="float">
            <text:p>29645368774271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4023244902E+017" calcext:value-type="float">
            <text:p>29644023244902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20225610568E+017" calcext:value-type="float">
            <text:p>296420225610568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08989057548E+017" calcext:value-type="float">
            <text:p>296408989057548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02932499378E+017" calcext:value-type="float">
            <text:p>2964029324993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00831153062E+017" calcext:value-type="float">
            <text:p>29640083115306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91935009108E+017" calcext:value-type="float">
            <text:p>2963919350091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75153590428E+017" calcext:value-type="float">
            <text:p>2963751535904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61887027847E+017" calcext:value-type="float">
            <text:p>2963618870278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36419222335E+017" calcext:value-type="float">
            <text:p>2963364192223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28953365414E+017" calcext:value-type="float">
            <text:p>29632895336541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19482610201E+017" calcext:value-type="float">
            <text:p>2963194826102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304638955758E+017" calcext:value-type="float">
            <text:p>2963046389557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89434603762E+017" calcext:value-type="float">
            <text:p>2962894346037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273966023209E+017" calcext:value-type="float">
            <text:p>296273966023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7379823845E+017" calcext:value-type="float">
            <text:p>2962737982384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233067364884E+017" calcext:value-type="float">
            <text:p>2962330673648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9784361669E+017" calcext:value-type="float">
            <text:p>2961978436166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196757275148E+017" calcext:value-type="float">
            <text:p>2961967572751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78512040174E+017" calcext:value-type="float">
            <text:p>2961785120401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30789282808E+017" calcext:value-type="float">
            <text:p>2961307892828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29140912959E+017" calcext:value-type="float">
            <text:p>2961291409129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2708568721E+017" calcext:value-type="float">
            <text:p>2961270856872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107389244015E+017" calcext:value-type="float">
            <text:p>2961073892440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100015657607E+017" calcext:value-type="float">
            <text:p>2961000156576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94743396483E+017" calcext:value-type="float">
            <text:p>29609474339648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88393258004E+017" calcext:value-type="float">
            <text:p>2960883932580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87843783193E+017" calcext:value-type="float">
            <text:p>2960878437831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067484614795E+017" calcext:value-type="float">
            <text:p>2960674846147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266434822767E+017" calcext:value-type="float">
            <text:p>2972664348227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63722336702E+017" calcext:value-type="float">
            <text:p>2960637223367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63546192691E+017" calcext:value-type="float">
            <text:p>2960635461926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42625012728E+017" calcext:value-type="float">
            <text:p>2960426250127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07254421959E+017" calcext:value-type="float">
            <text:p>2960072544219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5980905825198E+017" calcext:value-type="float">
            <text:p>2959809058251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971997102522E+017" calcext:value-type="float">
            <text:p>2959719971025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61775571079E+017" calcext:value-type="float">
            <text:p>2959617755710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60324375454E+017" calcext:value-type="float">
            <text:p>2959603243754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54318098579E+017" calcext:value-type="float">
            <text:p>2959543180985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949163332506E+017" calcext:value-type="float">
            <text:p>2959491633325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38832728224E+017" calcext:value-type="float">
            <text:p>2959388327282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3871531706E+017" calcext:value-type="float">
            <text:p>2959387153170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34541984588E+017" calcext:value-type="float">
            <text:p>2959345419845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06935063056E+017" calcext:value-type="float">
            <text:p>2959069350630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880167023337E+017" calcext:value-type="float">
            <text:p>2958801670233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874278220505E+017" calcext:value-type="float">
            <text:p>2958742782205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870515921445E+017" calcext:value-type="float">
            <text:p>29587051592144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907947979E+017" calcext:value-type="float">
            <text:p>2957907947979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74860641194E+017" calcext:value-type="float">
            <text:p>2957748606411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62600673808E+017" calcext:value-type="float">
            <text:p>2957626006738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5759845028684E+017" calcext:value-type="float">
            <text:p>2957598450286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44972014117E+017" calcext:value-type="float">
            <text:p>2957449720141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01057659621E+017" calcext:value-type="float">
            <text:p>2957010576596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9318915369E+017" calcext:value-type="float">
            <text:p>2956931891536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5688697024766E+017" calcext:value-type="float">
            <text:p>2956886970247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85991719662E+017" calcext:value-type="float">
            <text:p>2956859917196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84628562452E+017" calcext:value-type="float">
            <text:p>2956846285624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66165236249E+017" calcext:value-type="float">
            <text:p>2956661652362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55469782016E+017" calcext:value-type="float">
            <text:p>2956554697820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5631780344656E+017" calcext:value-type="float">
            <text:p>2956317803446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18069160681E+017" calcext:value-type="float">
            <text:p>29561806916068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13497377702E+017" calcext:value-type="float">
            <text:p>2956134973777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601916874985E+017" calcext:value-type="float">
            <text:p>29560191687498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5570719637647E+017" calcext:value-type="float">
            <text:p>2955707196376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505435312681E+017" calcext:value-type="float">
            <text:p>29550543531268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95657781486E+017" calcext:value-type="float">
            <text:p>2953956577814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83024554607E+017" calcext:value-type="float">
            <text:p>2953830245546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70592620786E+017" calcext:value-type="float">
            <text:p>2953705926207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65584646984E+017" calcext:value-type="float">
            <text:p>2953655846469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50485156762E+017" calcext:value-type="float">
            <text:p>2953504851567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340284592652E+017" calcext:value-type="float">
            <text:p>29534028459265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39059851715E+017" calcext:value-type="float">
            <text:p>2953390598517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11142555886E+017" calcext:value-type="float">
            <text:p>2953111425558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294981910958E+017" calcext:value-type="float">
            <text:p>2952949819109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291471270142E+017" calcext:value-type="float">
            <text:p>2952914712701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29475275293E+017" calcext:value-type="float">
            <text:p>2952294752752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195560124768E+017" calcext:value-type="float">
            <text:p>2951955601247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181043634405E+017" calcext:value-type="float">
            <text:p>2951810436344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51469592732E+017" calcext:value-type="float">
            <text:p>2951514695927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5102383686558E+017" calcext:value-type="float">
            <text:p>2951023836865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092518654194E+017" calcext:value-type="float">
            <text:p>29509251865419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082867569082E+017" calcext:value-type="float">
            <text:p>2950828675690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056095339229E+017" calcext:value-type="float">
            <text:p>2950560953392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4929129562833E+017" calcext:value-type="float">
            <text:p>2949291295628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18371156304E+017" calcext:value-type="float">
            <text:p>2949183711563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98477585007E+017" calcext:value-type="float">
            <text:p>2948984775850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9445943758E+017" calcext:value-type="float">
            <text:p>2948944594375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92953665688E+017" calcext:value-type="float">
            <text:p>2948929536656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4846984093843E+017" calcext:value-type="float">
            <text:p>29484698409384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42533937291E+017" calcext:value-type="float">
            <text:p>2948425339372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701903126872E+017" calcext:value-type="float">
            <text:p>2947019031268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4647159062659E+017" calcext:value-type="float">
            <text:p>2946471590626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13831139877E+017" calcext:value-type="float">
            <text:p>2946138311398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04813386252E+017" calcext:value-type="float">
            <text:p>2946048133862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03483796099E+017" calcext:value-type="float">
            <text:p>2946034837960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99184634507E+017" calcext:value-type="float">
            <text:p>2945991846345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95514614284E+017" calcext:value-type="float">
            <text:p>2945955146142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78015986409E+017" calcext:value-type="float">
            <text:p>2945780159864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77697215115E+017" calcext:value-type="float">
            <text:p>2945776972151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4567815418098E+017" calcext:value-type="float">
            <text:p>2945678154180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56004258021E+017" calcext:value-type="float">
            <text:p>2945560042580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48102193504E+017" calcext:value-type="float">
            <text:p>2945481021935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4539302547907E+017" calcext:value-type="float">
            <text:p>2945393025479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23305485009E+017" calcext:value-type="float">
            <text:p>2945233054850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4499016283132E+017" calcext:value-type="float">
            <text:p>2944990162831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485284115075E+017" calcext:value-type="float">
            <text:p>2944852841150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76634847474E+017" calcext:value-type="float">
            <text:p>2943766348474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54056925827E+017" calcext:value-type="float">
            <text:p>2943540569258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43504052777E+017" calcext:value-type="float">
            <text:p>2943435040527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58414234235E+017" calcext:value-type="float">
            <text:p>293558414234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3547475476828E+017" calcext:value-type="float">
            <text:p>2935474754768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541494390923E+017" calcext:value-type="float">
            <text:p>2935414943909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27191839461E+017" calcext:value-type="float">
            <text:p>2935271918394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02940352758E+017" calcext:value-type="float">
            <text:p>2935029403527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440294240784E+017" calcext:value-type="float">
            <text:p>2934402942407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436414530556E+017" calcext:value-type="float">
            <text:p>2934364145305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3185888735855E+017" calcext:value-type="float">
            <text:p>2931858887358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151944212619E+017" calcext:value-type="float">
            <text:p>2931519442126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44889431036E+017" calcext:value-type="float">
            <text:p>2931448894310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08436734988E+017" calcext:value-type="float">
            <text:p>2931084367349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106767381017E+017" calcext:value-type="float">
            <text:p>2931067673810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308720094029E+017" calcext:value-type="float">
            <text:p>2930872009402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064929211199E+017" calcext:value-type="float">
            <text:p>2930649292111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60198015304E+017" calcext:value-type="float">
            <text:p>2930601980153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89353734169E+017" calcext:value-type="float">
            <text:p>2928935373416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52110209458E+017" calcext:value-type="float">
            <text:p>29285211020945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40793968898E+017" calcext:value-type="float">
            <text:p>2928407939688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29066690691E+017" calcext:value-type="float">
            <text:p>2928290666906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22712345297E+017" calcext:value-type="float">
            <text:p>2928227123452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19201721246E+017" calcext:value-type="float">
            <text:p>2928192017212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85181717328E+017" calcext:value-type="float">
            <text:p>29278518171732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56811436675E+017" calcext:value-type="float">
            <text:p>2927568114366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726549529125E+017" calcext:value-type="float">
            <text:p>2927265495291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04529416344E+017" calcext:value-type="float">
            <text:p>2927045294163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88612053627E+017" calcext:value-type="float">
            <text:p>2926886120536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2677107090342E+017" calcext:value-type="float">
            <text:p>2926771070903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75030888894E+017" calcext:value-type="float">
            <text:p>2926750308888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69909656277E+017" calcext:value-type="float">
            <text:p>29266990965627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61839794414E+017" calcext:value-type="float">
            <text:p>29266183979441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633452749144E+017" calcext:value-type="float">
            <text:p>2926334527491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12942615163E+017" calcext:value-type="float">
            <text:p>2926129426151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529413030023E+017" calcext:value-type="float">
            <text:p>2925294130300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2499851579638E+017" calcext:value-type="float">
            <text:p>2924998515796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81908368093E+017" calcext:value-type="float">
            <text:p>2924819083680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81308595204E+017" calcext:value-type="float">
            <text:p>2924813085952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453873635975E+017" calcext:value-type="float">
            <text:p>2924538736359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20394680467E+017" calcext:value-type="float">
            <text:p>2924203946804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419824259326E+017" calcext:value-type="float">
            <text:p>2924198242593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13100794204E+017" calcext:value-type="float">
            <text:p>2924131007942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2390585778717E+017" calcext:value-type="float">
            <text:p>2923905857787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387796574937E+017" calcext:value-type="float">
            <text:p>292387796574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2359740871303E+017" calcext:value-type="float">
            <text:p>2923597408713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3485210955E+017" calcext:value-type="float">
            <text:p>2923485210955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329860632809E+017" calcext:value-type="float">
            <text:p>2923298606328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297010877432E+017" calcext:value-type="float">
            <text:p>2922970108774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29649495289E+017" calcext:value-type="float">
            <text:p>2922964949528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2285895971832E+017" calcext:value-type="float">
            <text:p>2922858959718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812967224332E+017" calcext:value-type="float">
            <text:p>2918129672243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1809968280175E+017" calcext:value-type="float">
            <text:p>2918099682801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8725192133E+017" calcext:value-type="float">
            <text:p>2917872519213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74941660062E+017" calcext:value-type="float">
            <text:p>2917749416600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755777864106E+017" calcext:value-type="float">
            <text:p>2917557778641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267239371E+017" calcext:value-type="float">
            <text:p>2917267239371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169608452959E+017" calcext:value-type="float">
            <text:p>2916960845295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677315015008E+017" calcext:value-type="float">
            <text:p>2916773150150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67205119284E+017" calcext:value-type="float">
            <text:p>2916720511928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613683245797E+017" calcext:value-type="float">
            <text:p>2916136832457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610776593105E+017" calcext:value-type="float">
            <text:p>2916107765931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598051058012E+017" calcext:value-type="float">
            <text:p>2915980510580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5970234619E+017" calcext:value-type="float">
            <text:p>2915970234619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596423680635E+017" calcext:value-type="float">
            <text:p>2915964236806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595878416916E+017" calcext:value-type="float">
            <text:p>2915958784169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590396457386E+017" calcext:value-type="float">
            <text:p>2915903964573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564517601726E+017" calcext:value-type="float">
            <text:p>2915645176017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1540442309358E+017" calcext:value-type="float">
            <text:p>2915404423093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474906321916E+017" calcext:value-type="float">
            <text:p>2914749063219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49212015632E+017" calcext:value-type="float">
            <text:p>2914492120156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33202340483E+017" calcext:value-type="float">
            <text:p>2914332023404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22246835204E+017" calcext:value-type="float">
            <text:p>2914222468352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1412708987896E+017" calcext:value-type="float">
            <text:p>2914127089878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410049761423E+017" calcext:value-type="float">
            <text:p>2914100497614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35206351702E+017" calcext:value-type="float">
            <text:p>2913520635170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1342915731587E+017" calcext:value-type="float">
            <text:p>2913429157315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342525699084E+017" calcext:value-type="float">
            <text:p>2913425256990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08589560263E+017" calcext:value-type="float">
            <text:p>2913085895602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305016021615E+017" calcext:value-type="float">
            <text:p>2913050160216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290969276555E+017" calcext:value-type="float">
            <text:p>2912909692765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288352030859E+017" calcext:value-type="float">
            <text:p>2912883520308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28214449449E+017" calcext:value-type="float">
            <text:p>2912821444944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275429380235E+017" calcext:value-type="float">
            <text:p>291275429380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275425185931E+017" calcext:value-type="float">
            <text:p>2912754251859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266386485977E+017" calcext:value-type="float">
            <text:p>2912663864859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158592873189E+017" calcext:value-type="float">
            <text:p>2911585928731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096202601193E+017" calcext:value-type="float">
            <text:p>29109620260119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59011711824E+017" calcext:value-type="float">
            <text:p>2910590117118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55584936071E+017" calcext:value-type="float">
            <text:p>2910555849360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050623095415E+017" calcext:value-type="float">
            <text:p>2910506230954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1030763045016E+017" calcext:value-type="float">
            <text:p>2910307630450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2910630332E+017" calcext:value-type="float">
            <text:p>2910291063033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023053943632E+017" calcext:value-type="float">
            <text:p>2910230539436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009003029414E+017" calcext:value-type="float">
            <text:p>29100900302941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07019094262E+017" calcext:value-type="float">
            <text:p>2910070190942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099708282164E+017" calcext:value-type="float">
            <text:p>2909970828216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992792036061E+017" calcext:value-type="float">
            <text:p>2909927920360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976677520081E+017" calcext:value-type="float">
            <text:p>2909766775200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676315022062E+017" calcext:value-type="float">
            <text:p>2906763150220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66860170537E+017" calcext:value-type="float">
            <text:p>29066860170537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67737645216E+017" calcext:value-type="float">
            <text:p>2906677376452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636854993224E+017" calcext:value-type="float">
            <text:p>2906368549932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32933344154E+017" calcext:value-type="float">
            <text:p>2906329333441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25194828108E+017" calcext:value-type="float">
            <text:p>2906251948281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69871958352E+017" calcext:value-type="float">
            <text:p>2905698719583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69041502941E+017" calcext:value-type="float">
            <text:p>29056904150294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66470398783E+017" calcext:value-type="float">
            <text:p>2905664703987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65270811066E+017" calcext:value-type="float">
            <text:p>2905652708110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64889137783E+017" calcext:value-type="float">
            <text:p>2905648891377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59415550087E+017" calcext:value-type="float">
            <text:p>2905594155500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58790607196E+017" calcext:value-type="float">
            <text:p>2905587906071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558157279883E+017" calcext:value-type="float">
            <text:p>2905581572798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558081790779E+017" calcext:value-type="float">
            <text:p>2905580817907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52964727325E+017" calcext:value-type="float">
            <text:p>2905529647273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52159437742E+017" calcext:value-type="float">
            <text:p>2905521594377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551475749405E+017" calcext:value-type="float">
            <text:p>2905514757494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543410115387E+017" calcext:value-type="float">
            <text:p>2905434101153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40226630283E+017" calcext:value-type="float">
            <text:p>2905402266302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37999446467E+017" calcext:value-type="float">
            <text:p>2905379994464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37911357686E+017" calcext:value-type="float">
            <text:p>2905379113576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3790297747E+017" calcext:value-type="float">
            <text:p>2905379029774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3777294565E+017" calcext:value-type="float">
            <text:p>2905377729456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34513971446E+017" calcext:value-type="float">
            <text:p>2905345139714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0531334705779E+017" calcext:value-type="float">
            <text:p>2905313347057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0618564223E+017" calcext:value-type="float">
            <text:p>2905061856422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330477884236E+017" calcext:value-type="float">
            <text:p>2903304778842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66820903068E+017" calcext:value-type="float">
            <text:p>2902668209030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57874477777E+017" calcext:value-type="float">
            <text:p>29025787447777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181433266405E+017" calcext:value-type="float">
            <text:p>2901814332664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028114707354E+017" calcext:value-type="float">
            <text:p>2900281147073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988017135968E+017" calcext:value-type="float">
            <text:p>2899880171359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935236043768E+017" calcext:value-type="float">
            <text:p>2899352360437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869007979438E+017" calcext:value-type="float">
            <text:p>2898690079794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860950721429E+017" calcext:value-type="float">
            <text:p>2898609507214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769615523992E+017" calcext:value-type="float">
            <text:p>2897696155239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619111317733E+017" calcext:value-type="float">
            <text:p>2896191113177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618050163024E+017" calcext:value-type="float">
            <text:p>2896180501630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606033490448E+017" calcext:value-type="float">
            <text:p>2896060334904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599951732867E+017" calcext:value-type="float">
            <text:p>2895999517328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2915067421618E+017" calcext:value-type="float">
            <text:p>2529150674216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801692684739E+017" calcext:value-type="float">
            <text:p>29880169268473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73008511619E+017" calcext:value-type="float">
            <text:p>2967730085116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441463141294E+017" calcext:value-type="float">
            <text:p>2974414631412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81875305394E+017" calcext:value-type="float">
            <text:p>2960818753053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97099966902E+017" calcext:value-type="float">
            <text:p>2973970999669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387674912392E+017" calcext:value-type="float">
            <text:p>2438767491239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0128015307194E+017" calcext:value-type="float">
            <text:p>2501280153071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33858408903E+017" calcext:value-type="float">
            <text:p>2924338584089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86521944801E+017" calcext:value-type="float">
            <text:p>2973865219448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437172347335E+017" calcext:value-type="float">
            <text:p>2974371723473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80083700752E+017" calcext:value-type="float">
            <text:p>29738008370075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64342958432E+017" calcext:value-type="float">
            <text:p>2256643429584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7124440649974E+017" calcext:value-type="float">
            <text:p>2471244406499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3.04619267838591E+017" calcext:value-type="float">
            <text:p>3046192678385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57795315966E+017" calcext:value-type="float">
            <text:p>2917577953159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81081928307E+017" calcext:value-type="float">
            <text:p>2973810819283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23796111692E+017" calcext:value-type="float">
            <text:p>29732379611169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1318115311751E+017" calcext:value-type="float">
            <text:p>2013181153117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039870878347E+017" calcext:value-type="float">
            <text:p>30403987087834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9309283684E+017" calcext:value-type="float">
            <text:p>2973593092836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5521835532E+017" calcext:value-type="float">
            <text:p>2973555218355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917932593775E+017" calcext:value-type="float">
            <text:p>2009179325937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869846381273E+017" calcext:value-type="float">
            <text:p>3038698463812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2475152225075E+017" calcext:value-type="float">
            <text:p>30247515222507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89485945E+017" calcext:value-type="float">
            <text:p>2973589485945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44599888888E+017" calcext:value-type="float">
            <text:p>2973445998888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67373746725E+017" calcext:value-type="float">
            <text:p>29716737374672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340685238419E+017" calcext:value-type="float">
            <text:p>3013406852384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8445257048E+017" calcext:value-type="float">
            <text:p>2973584452570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64207068172E+017" calcext:value-type="float">
            <text:p>2971642070681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548094681731E+017" calcext:value-type="float">
            <text:p>3235480946817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95466594755E+017" calcext:value-type="float">
            <text:p>2970954665947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695434187186E+017" calcext:value-type="float">
            <text:p>2986954341871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91415509811E+017" calcext:value-type="float">
            <text:p>2971914155098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64235802972E+017" calcext:value-type="float">
            <text:p>2970642358029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9155171647627E+017" calcext:value-type="float">
            <text:p>2491551716476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08933929894E+017" calcext:value-type="float">
            <text:p>2970089339298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225662485512E+017" calcext:value-type="float">
            <text:p>2452256624855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23396465066E+017" calcext:value-type="float">
            <text:p>2971233964650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965675385287E+017" calcext:value-type="float">
            <text:p>32396567538528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085123457872E+017" calcext:value-type="float">
            <text:p>2970851234578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12239616446E+017" calcext:value-type="float">
            <text:p>2971122396164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43846103486E+017" calcext:value-type="float">
            <text:p>2968438461034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920078467228E+017" calcext:value-type="float">
            <text:p>2689200784672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74377630028E+017" calcext:value-type="float">
            <text:p>29707437763002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36325712216E+017" calcext:value-type="float">
            <text:p>2968363257122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635086327951E+017" calcext:value-type="float">
            <text:p>2676350863279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42517709427E+017" calcext:value-type="float">
            <text:p>29704251770942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07754142724E+017" calcext:value-type="float">
            <text:p>2968077541427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138422047662E+017" calcext:value-type="float">
            <text:p>2671384220476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1993848115442E+017" calcext:value-type="float">
            <text:p>2619938481154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784773964521E+017" calcext:value-type="float">
            <text:p>3207847739645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80361722487E+017" calcext:value-type="float">
            <text:p>2968803617224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937899197342E+017" calcext:value-type="float">
            <text:p>2969378991973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739480441E+017" calcext:value-type="float">
            <text:p>2967739480441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61142817223E+017" calcext:value-type="float">
            <text:p>2967611428172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24534919307E+017" calcext:value-type="float">
            <text:p>2967245349193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413265310036E+017" calcext:value-type="float">
            <text:p>2074132653100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5357569264E+017" calcext:value-type="float">
            <text:p>2966535756926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48769628783E+017" calcext:value-type="float">
            <text:p>2967487696287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97678815969E+017" calcext:value-type="float">
            <text:p>2966976788159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39491832558E+017" calcext:value-type="float">
            <text:p>2967394918325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791017353654E+017" calcext:value-type="float">
            <text:p>2127910173536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8990448750834E+017" calcext:value-type="float">
            <text:p>24899044875083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37109480456E+017" calcext:value-type="float">
            <text:p>2967371094804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78145954824E+017" calcext:value-type="float">
            <text:p>2966781459548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708372349968E+017" calcext:value-type="float">
            <text:p>2457083723499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735075234623E+017" calcext:value-type="float">
            <text:p>2967350752346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655662066946E+017" calcext:value-type="float">
            <text:p>2065566206694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5571990335926E+017" calcext:value-type="float">
            <text:p>24557199033592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734072787575E+017" calcext:value-type="float">
            <text:p>2967340727875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54376821457E+017" calcext:value-type="float">
            <text:p>29665437682145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8277507810222E+017" calcext:value-type="float">
            <text:p>2782775078102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06477865587E+017" calcext:value-type="float">
            <text:p>29660647786558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653660045746E+017" calcext:value-type="float">
            <text:p>2636536600457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88233222386E+017" calcext:value-type="float">
            <text:p>2966882332223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9766958236E+017" calcext:value-type="float">
            <text:p>2965997669582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372459352404E+017" calcext:value-type="float">
            <text:p>2313724593524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2068376732574E+017" calcext:value-type="float">
            <text:p>2620683767325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139609904148E+017" calcext:value-type="float">
            <text:p>2961396099041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35926053011E+017" calcext:value-type="float">
            <text:p>2966359260530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8798078198E+017" calcext:value-type="float">
            <text:p>29659879807819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06323903386E+017" calcext:value-type="float">
            <text:p>2961063239033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32138609082E+017" calcext:value-type="float">
            <text:p>2966321386090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6508013388E+017" calcext:value-type="float">
            <text:p>29659650801338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846026719781E+017" calcext:value-type="float">
            <text:p>2728460267197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106021888336E+017" calcext:value-type="float">
            <text:p>2961060218883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6298302374E+017" calcext:value-type="float">
            <text:p>2965962983023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320940700172E+017" calcext:value-type="float">
            <text:p>2693209407001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9158796718E+017" calcext:value-type="float">
            <text:p>2965991587967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5937571262E+017" calcext:value-type="float">
            <text:p>29659593757126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854746247889E+017" calcext:value-type="float">
            <text:p>2678547462478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49033884074E+017" calcext:value-type="float">
            <text:p>2960490338840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613775745479E+017" calcext:value-type="float">
            <text:p>26561377574547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07862608597E+017" calcext:value-type="float">
            <text:p>2960078626085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5002266644E+017" calcext:value-type="float">
            <text:p>29659500226664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03701854843E+017" calcext:value-type="float">
            <text:p>29600370185484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594545074901E+017" calcext:value-type="float">
            <text:p>2965945450749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266703753744E+017" calcext:value-type="float">
            <text:p>2072667037537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4922203598E+017" calcext:value-type="float">
            <text:p>2959492220359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3697804526E+017" calcext:value-type="float">
            <text:p>29659369780452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486309781938E+017" calcext:value-type="float">
            <text:p>2054863097819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82683009765E+017" calcext:value-type="float">
            <text:p>29578268300976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3668452807E+017" calcext:value-type="float">
            <text:p>2965936684528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06229236449E+017" calcext:value-type="float">
            <text:p>29570622923644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2892506538E+017" calcext:value-type="float">
            <text:p>2965928925065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294742207746E+017" calcext:value-type="float">
            <text:p>2029474220774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75891239633E+017" calcext:value-type="float">
            <text:p>2955758912396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175721149252E+017" calcext:value-type="float">
            <text:p>2001757211492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5550926725456E+017" calcext:value-type="float">
            <text:p>2955509267254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74451380478E+017" calcext:value-type="float">
            <text:p>29537445138047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44565752639E+017" calcext:value-type="float">
            <text:p>29654456575263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1340626649E+017" calcext:value-type="float">
            <text:p>29659134062664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0696436482978E+017" calcext:value-type="float">
            <text:p>2106964364829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39546416124E+017" calcext:value-type="float">
            <text:p>2953395464161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1130924032E+017" calcext:value-type="float">
            <text:p>2965911309240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93847620125E+017" calcext:value-type="float">
            <text:p>2963938476201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0958936613E+017" calcext:value-type="float">
            <text:p>2965909589366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66673948905E+017" calcext:value-type="float">
            <text:p>2951666739489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93184924279E+017" calcext:value-type="float">
            <text:p>2963931849242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230532677882E+017" calcext:value-type="float">
            <text:p>2812305326778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00985774608E+017" calcext:value-type="float">
            <text:p>2949009857746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74109212918E+017" calcext:value-type="float">
            <text:p>2963741092129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0531138568E+017" calcext:value-type="float">
            <text:p>2965905311385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25513451659E+017" calcext:value-type="float">
            <text:p>2948255134516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72192449528E+017" calcext:value-type="float">
            <text:p>29637219244952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90464008729E+017" calcext:value-type="float">
            <text:p>29659046400872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4873192563225E+017" calcext:value-type="float">
            <text:p>2748731925632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590308823679E+017" calcext:value-type="float">
            <text:p>29659030882367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592782853112E+017" calcext:value-type="float">
            <text:p>2415927828531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89868417573E+017" calcext:value-type="float">
            <text:p>29658986841757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068430815773E+017" calcext:value-type="float">
            <text:p>2380684308157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4659758756098E+017" calcext:value-type="float">
            <text:p>2946597587560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89742584234E+017" calcext:value-type="float">
            <text:p>29658974258423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34383433363E+017" calcext:value-type="float">
            <text:p>2343438343336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58093625799E+017" calcext:value-type="float">
            <text:p>2946580936257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58657422156E+017" calcext:value-type="float">
            <text:p>2963586574221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89579014791E+017" calcext:value-type="float">
            <text:p>29658957901479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409519575773E+017" calcext:value-type="float">
            <text:p>23340951957577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47922446971E+017" calcext:value-type="float">
            <text:p>29464792244697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07391651455E+017" calcext:value-type="float">
            <text:p>2330739165145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46823535141E+017" calcext:value-type="float">
            <text:p>29464682353514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52630207287E+017" calcext:value-type="float">
            <text:p>2963526302072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8931476523E+017" calcext:value-type="float">
            <text:p>2965893147652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26325971472E+017" calcext:value-type="float">
            <text:p>2946263259714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06709194908E+017" calcext:value-type="float">
            <text:p>2946067091949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69633302966E+017" calcext:value-type="float">
            <text:p>2962696333029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53454154752E+017" calcext:value-type="float">
            <text:p>2945534541547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83132352754E+017" calcext:value-type="float">
            <text:p>2965831323527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55076120728E+017" calcext:value-type="float">
            <text:p>2943550761207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75271635272E+017" calcext:value-type="float">
            <text:p>2964752716352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160283628556E+017" calcext:value-type="float">
            <text:p>2961602836285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68334277435E+017" calcext:value-type="float">
            <text:p>2964683342774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78683525956E+017" calcext:value-type="float">
            <text:p>2932786835259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25669808767E+017" calcext:value-type="float">
            <text:p>29642566980876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61675614835E+017" calcext:value-type="float">
            <text:p>2932616756148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64440758809E+017" calcext:value-type="float">
            <text:p>2962644407588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43950465163E+017" calcext:value-type="float">
            <text:p>2932439504651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54810624238E+017" calcext:value-type="float">
            <text:p>2962548106242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28066635915E+017" calcext:value-type="float">
            <text:p>2932280666359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2710725052E+017" calcext:value-type="float">
            <text:p>2962271072505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08546345112E+017" calcext:value-type="float">
            <text:p>2932085463451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84198916235E+017" calcext:value-type="float">
            <text:p>296084198916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75063726338E+017" calcext:value-type="float">
            <text:p>2960750637263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57862388138E+017" calcext:value-type="float">
            <text:p>2931578623881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56902410973E+017" calcext:value-type="float">
            <text:p>2960569024109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50975349379E+017" calcext:value-type="float">
            <text:p>2931509753493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37256274272E+017" calcext:value-type="float">
            <text:p>2960372562742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90770803032E+017" calcext:value-type="float">
            <text:p>2959907708030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31216505868E+017" calcext:value-type="float">
            <text:p>2960312165058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48063910629E+017" calcext:value-type="float">
            <text:p>2930480639106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986391966429E+017" calcext:value-type="float">
            <text:p>2959863919664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24270709064E+017" calcext:value-type="float">
            <text:p>2960242707090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11528426119E+017" calcext:value-type="float">
            <text:p>2960115284261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07135867019E+017" calcext:value-type="float">
            <text:p>2930071358670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84202522956E+017" calcext:value-type="float">
            <text:p>2959842025229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999485494288E+017" calcext:value-type="float">
            <text:p>29299948549428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72244562272E+017" calcext:value-type="float">
            <text:p>2959722445622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939129438761E+017" calcext:value-type="float">
            <text:p>2929391294387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17647332258E+017" calcext:value-type="float">
            <text:p>2959176473322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3202786934E+017" calcext:value-type="float">
            <text:p>2928320278693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17068488954E+017" calcext:value-type="float">
            <text:p>2959170684889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868003541713E+017" calcext:value-type="float">
            <text:p>29586800354171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64015458845E+017" calcext:value-type="float">
            <text:p>29246401545884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28485405422E+017" calcext:value-type="float">
            <text:p>2959284854054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44988799701E+017" calcext:value-type="float">
            <text:p>2957449887997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14941972611E+017" calcext:value-type="float">
            <text:p>2959149419726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93780521214E+017" calcext:value-type="float">
            <text:p>2956937805212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281047331254E+017" calcext:value-type="float">
            <text:p>2922810473312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897560793625E+017" calcext:value-type="float">
            <text:p>2958975607936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05284913697E+017" calcext:value-type="float">
            <text:p>2956052849136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820806374322E+017" calcext:value-type="float">
            <text:p>2918208063743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98318174749E+017" calcext:value-type="float">
            <text:p>2955983181747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817740325491E+017" calcext:value-type="float">
            <text:p>29181774032549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96535582949E+017" calcext:value-type="float">
            <text:p>29559653558294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57724012802E+017" calcext:value-type="float">
            <text:p>2917577240128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36446325375E+017" calcext:value-type="float">
            <text:p>2917364463253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826916152332E+017" calcext:value-type="float">
            <text:p>2958269161523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30347811549E+017" calcext:value-type="float">
            <text:p>29173034781154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647053120016E+017" calcext:value-type="float">
            <text:p>2916470531200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807370687287E+017" calcext:value-type="float">
            <text:p>29580737068728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73004349776E+017" calcext:value-type="float">
            <text:p>2953730043497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619148419707E+017" calcext:value-type="float">
            <text:p>2916191484197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372941460386E+017" calcext:value-type="float">
            <text:p>2953729414603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32019398996E+017" calcext:value-type="float">
            <text:p>29563201939899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65618180448E+017" calcext:value-type="float">
            <text:p>2953656181804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579801658065E+017" calcext:value-type="float">
            <text:p>2915798016580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347746280444E+017" calcext:value-type="float">
            <text:p>2953477462804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40704018874E+017" calcext:value-type="float">
            <text:p>2953407040188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24838902481E+017" calcext:value-type="float">
            <text:p>2914248389024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6832891793E+017" calcext:value-type="float">
            <text:p>2955683289179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11729775227E+017" calcext:value-type="float">
            <text:p>2953117297752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11006100476E+017" calcext:value-type="float">
            <text:p>2914110061004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3722396366E+017" calcext:value-type="float">
            <text:p>2955372239636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43811406356E+017" calcext:value-type="float">
            <text:p>2952438114063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55767095841E+017" calcext:value-type="float">
            <text:p>29135576709584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55632878117E+017" calcext:value-type="float">
            <text:p>2913556328781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5527224726155E+017" calcext:value-type="float">
            <text:p>2955272247261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81110747472E+017" calcext:value-type="float">
            <text:p>2951811107474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966598590812E+017" calcext:value-type="float">
            <text:p>2909665985908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461277696946E+017" calcext:value-type="float">
            <text:p>2954612776969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43139725939E+017" calcext:value-type="float">
            <text:p>29514313972593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66986868965E+017" calcext:value-type="float">
            <text:p>2906669868689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023438463123E+017" calcext:value-type="float">
            <text:p>29502343846312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43053586985E+017" calcext:value-type="float">
            <text:p>29054305358698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5009702117507E+017" calcext:value-type="float">
            <text:p>2950097021175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495674745754E+017" calcext:value-type="float">
            <text:p>2904956747457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430860166066E+017" calcext:value-type="float">
            <text:p>2904308601660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4905553371668E+017" calcext:value-type="float">
            <text:p>2949055533716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734174114439E+017" calcext:value-type="float">
            <text:p>29473417411443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343232771072E+017" calcext:value-type="float">
            <text:p>2903432327710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705967436804E+017" calcext:value-type="float">
            <text:p>2947059674368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98286605234E+017" calcext:value-type="float">
            <text:p>2902982866052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4651680534962E+017" calcext:value-type="float">
            <text:p>2946516805349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20415131988E+017" calcext:value-type="float">
            <text:p>2902204151319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78099862524E+017" calcext:value-type="float">
            <text:p>2952780998625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49273021256E+017" calcext:value-type="float">
            <text:p>2946492730212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52313243787E+017" calcext:value-type="float">
            <text:p>2952523132437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28452496196E+017" calcext:value-type="float">
            <text:p>2946284524961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854013313257E+017" calcext:value-type="float">
            <text:p>28985401331325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84819122311E+017" calcext:value-type="float">
            <text:p>2945848191223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46097297854E+017" calcext:value-type="float">
            <text:p>2952460972978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56281107255E+017" calcext:value-type="float">
            <text:p>2945562811072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38748881428E+017" calcext:value-type="float">
            <text:p>2952387488814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22902840222E+017" calcext:value-type="float">
            <text:p>2945229028402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15101426393E+017" calcext:value-type="float">
            <text:p>2945151014263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575784157438E+017" calcext:value-type="float">
            <text:p>2895757841574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9173370082324E+017" calcext:value-type="float">
            <text:p>2891733700823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26895194952E+017" calcext:value-type="float">
            <text:p>29512689519495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464673292632E+017" calcext:value-type="float">
            <text:p>2944646732926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082034889044E+017" calcext:value-type="float">
            <text:p>28908203488904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99175049744E+017" calcext:value-type="float">
            <text:p>29439917504974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042499396334E+017" calcext:value-type="float">
            <text:p>2890424993963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62059096986E+017" calcext:value-type="float">
            <text:p>2935620590969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929056064414E+017" calcext:value-type="float">
            <text:p>28892905606441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38315112681E+017" calcext:value-type="float">
            <text:p>2935383151126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831823675535E+017" calcext:value-type="float">
            <text:p>2888318236755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445713289937E+017" calcext:value-type="float">
            <text:p>293445713289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42150550544E+017" calcext:value-type="float">
            <text:p>2931421505505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18750499148E+017" calcext:value-type="float">
            <text:p>2931187504991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714391577326E+017" calcext:value-type="float">
            <text:p>2887143915773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13545372103E+017" calcext:value-type="float">
            <text:p>2931135453721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697211703919E+017" calcext:value-type="float">
            <text:p>2886972117039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80682991845E+017" calcext:value-type="float">
            <text:p>29308068299184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686562370265E+017" calcext:value-type="float">
            <text:p>2886865623702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3056980988346E+017" calcext:value-type="float">
            <text:p>2930569809883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660050183078E+017" calcext:value-type="float">
            <text:p>28866005018307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42003141333E+017" calcext:value-type="float">
            <text:p>2930420031413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99836129526E+017" calcext:value-type="float">
            <text:p>2884998361295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14290115297E+017" calcext:value-type="float">
            <text:p>2949142901152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2973900483E+017" calcext:value-type="float">
            <text:p>2930297390048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85109944959E+017" calcext:value-type="float">
            <text:p>2884851099449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11057579012E+017" calcext:value-type="float">
            <text:p>2930110575790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53019308274E+017" calcext:value-type="float">
            <text:p>2884530193082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06119619482E+017" calcext:value-type="float">
            <text:p>2949061196194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144820557E+017" calcext:value-type="float">
            <text:p>2884144820557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74413856997E+017" calcext:value-type="float">
            <text:p>2883744138569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43339924009E+017" calcext:value-type="float">
            <text:p>2928433399240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24224840524E+017" calcext:value-type="float">
            <text:p>2883242248405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237822173917E+017" calcext:value-type="float">
            <text:p>2882378221739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91305392759E+017" calcext:value-type="float">
            <text:p>2927913053927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209808404918E+017" calcext:value-type="float">
            <text:p>2882098084049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76220405899E+017" calcext:value-type="float">
            <text:p>2881762204058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19595389858E+017" calcext:value-type="float">
            <text:p>2927195953898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52971399799E+017" calcext:value-type="float">
            <text:p>2881529713997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93037044335E+017" calcext:value-type="float">
            <text:p>2926930370443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99796026266E+017" calcext:value-type="float">
            <text:p>2880997960262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75337068888E+017" calcext:value-type="float">
            <text:p>2926753370688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99271738261E+017" calcext:value-type="float">
            <text:p>2880992717382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642554393022E+017" calcext:value-type="float">
            <text:p>2926425543930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54711719141E+017" calcext:value-type="float">
            <text:p>2925471171914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7938428572688E+017" calcext:value-type="float">
            <text:p>2879384285726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65173006569E+017" calcext:value-type="float">
            <text:p>2945651730065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62182467842E+017" calcext:value-type="float">
            <text:p>2945621824678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6567639484E+017" calcext:value-type="float">
            <text:p>2924656763948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39441040093E+017" calcext:value-type="float">
            <text:p>2924394410400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38228724174E+017" calcext:value-type="float">
            <text:p>2863822872417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2326417117626E+017" calcext:value-type="float">
            <text:p>2923264171176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9069216036E+017" calcext:value-type="float">
            <text:p>2859069216036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356037734945E+017" calcext:value-type="float">
            <text:p>29735603773494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79188526092E+017" calcext:value-type="float">
            <text:p>29707918852609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78906909098E+017" calcext:value-type="float">
            <text:p>2962789069090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956700939272E+017" calcext:value-type="float">
            <text:p>3009567009392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56950436274E+017" calcext:value-type="float">
            <text:p>2928569504362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16331544259E+017" calcext:value-type="float">
            <text:p>2981633154425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10689010192E+017" calcext:value-type="float">
            <text:p>2945106890101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93298919936E+017" calcext:value-type="float">
            <text:p>3239329891993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710267887763E+017" calcext:value-type="float">
            <text:p>2907102678877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982072288051E+017" calcext:value-type="float">
            <text:p>2819820722880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166322065945E+017" calcext:value-type="float">
            <text:p>31916632206594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656387433193E+017" calcext:value-type="float">
            <text:p>3046563874331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06953018626E+017" calcext:value-type="float">
            <text:p>205069530186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380391879209E+017" calcext:value-type="float">
            <text:p>2533803918792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39298404855E+017" calcext:value-type="float">
            <text:p>3013929840485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0441026077221E+017" calcext:value-type="float">
            <text:p>2304410260772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99565323982E+017" calcext:value-type="float">
            <text:p>2699956532398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2041480393142E+017" calcext:value-type="float">
            <text:p>2820414803931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1966592616E+017" calcext:value-type="float">
            <text:p>2691966592616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085756597068E+017" calcext:value-type="float">
            <text:p>2660857565970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266884772381E+017" calcext:value-type="float">
            <text:p>20526688477238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1039190106636E+017" calcext:value-type="float">
            <text:p>2510391901066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603695329714E+017" calcext:value-type="float">
            <text:p>2006036953297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832110723707E+017" calcext:value-type="float">
            <text:p>2138321107237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84577227129E+017" calcext:value-type="float">
            <text:p>2584577227129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851909308563E+017" calcext:value-type="float">
            <text:p>2978519093085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5589269291147E+017" calcext:value-type="float">
            <text:p>2755892692911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042202222948E+017" calcext:value-type="float">
            <text:p>3250422022229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4009413599965E+017" calcext:value-type="float">
            <text:p>3240094135999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948503340036E+017" calcext:value-type="float">
            <text:p>2119485033400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451976954094E+017" calcext:value-type="float">
            <text:p>22545197695409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0813891318399E+017" calcext:value-type="float">
            <text:p>2308138913183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1204252746277E+017" calcext:value-type="float">
            <text:p>2512042527462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3.20359689642713E+017" calcext:value-type="float">
            <text:p>32035968964271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0262100771553E+017" calcext:value-type="float">
            <text:p>3202621007715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5750139195638E+017" calcext:value-type="float">
            <text:p>2457501391956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63847143297671E+017" calcext:value-type="float">
            <text:p>2638471432976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0779802661904E+017" calcext:value-type="float">
            <text:p>2607798026619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4398166659502E+017" calcext:value-type="float">
            <text:p>2743981666595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3201045205836E+017" calcext:value-type="float">
            <text:p>2732010452058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720159425339E+017" calcext:value-type="float">
            <text:p>26772015942533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990851846791E+017" calcext:value-type="float">
            <text:p>2729908518467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294538211664E+017" calcext:value-type="float">
            <text:p>2672945382116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7987324011434E+017" calcext:value-type="float">
            <text:p>2679873240114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500519437107E+017" calcext:value-type="float">
            <text:p>2075005194371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7413265310036E+017" calcext:value-type="float">
            <text:p>2074132653100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5100682158604E+017" calcext:value-type="float">
            <text:p>2151006821586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1101282398835E+017" calcext:value-type="float">
            <text:p>2011012823988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125813117567E+017" calcext:value-type="float">
            <text:p>2001258131175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967943901323E+017" calcext:value-type="float">
            <text:p>2119679439013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758972211737E+017" calcext:value-type="float">
            <text:p>2147589722117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520177468023E+017" calcext:value-type="float">
            <text:p>2095201774680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6308772798992E+017" calcext:value-type="float">
            <text:p>2763087727989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25706365694382E+017" calcext:value-type="float">
            <text:p>2257063656943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7148368273539E+017" calcext:value-type="float">
            <text:p>23714836827353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25669250289922E+017" calcext:value-type="float">
            <text:p>2256692502899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537471026168E+017" calcext:value-type="float">
            <text:p>2335374710261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64808551322E+017" calcext:value-type="float">
            <text:p>2256648085513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772424175972E+017" calcext:value-type="float">
            <text:p>2817724241759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78906909098E+017" calcext:value-type="float">
            <text:p>2962789069090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851909308563E+017" calcext:value-type="float">
            <text:p>2978519093085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715166449893E+017" calcext:value-type="float">
            <text:p>20971516644989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289235038368E+017" calcext:value-type="float">
            <text:p>2972892350383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44678998843E+017" calcext:value-type="float">
            <text:p>29654467899884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335351652876E+017" calcext:value-type="float">
            <text:p>2903353516528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14805502455E+017" calcext:value-type="float">
            <text:p>2901480550245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517448700748E+017" calcext:value-type="float">
            <text:p>2865174487007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358771978691E+017" calcext:value-type="float">
            <text:p>2923587719786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341238894932E+017" calcext:value-type="float">
            <text:p>3013412388949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327951356637E+017" calcext:value-type="float">
            <text:p>3013279513566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020918792446E+017" calcext:value-type="float">
            <text:p>2980209187924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165773033607E+017" calcext:value-type="float">
            <text:p>3241657730336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967441174688E+017" calcext:value-type="float">
            <text:p>3239674411746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91405578486E+017" calcext:value-type="float">
            <text:p>2884914055784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1077878383518E+017" calcext:value-type="float">
            <text:p>2510778783835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196563472617E+017" calcext:value-type="float">
            <text:p>2481965634726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4918077358236E+017" calcext:value-type="float">
            <text:p>2449180773582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152478478766E+017" calcext:value-type="float">
            <text:p>2441524784787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889077277692E+017" calcext:value-type="float">
            <text:p>3038890772776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69174412694147E+017" calcext:value-type="float">
            <text:p>26917441269414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81332331418E+017" calcext:value-type="float">
            <text:p>2678133233141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408841392656E+017" calcext:value-type="float">
            <text:p>2674088413926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7133229478314E+017" calcext:value-type="float">
            <text:p>26713322947831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176566342382E+017" calcext:value-type="float">
            <text:p>3011765663423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560715346649E+017" calcext:value-type="float">
            <text:p>3235607153466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01810002321744E+017" calcext:value-type="float">
            <text:p>2018100023217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01382187508044E+017" calcext:value-type="float">
            <text:p>2013821875080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0823871128093E+017" calcext:value-type="float">
            <text:p>2008238711280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257967247983E+017" calcext:value-type="float">
            <text:p>2002579672479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17384434557653E+017" calcext:value-type="float">
            <text:p>2173844345576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893363654791E+017" calcext:value-type="float">
            <text:p>2158933636547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367188889936E+017" calcext:value-type="float">
            <text:p>2133671888899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283687584666E+017" calcext:value-type="float">
            <text:p>2482836875846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101793198924E+017" calcext:value-type="float">
            <text:p>2481017931989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306134860706E+017" calcext:value-type="float">
            <text:p>2123061348607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624739655811E+017" calcext:value-type="float">
            <text:p>2466247396558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26975540453E+017" calcext:value-type="float">
            <text:p>2442697554045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2430343414682E+017" calcext:value-type="float">
            <text:p>2424303434146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099429126377E+017" calcext:value-type="float">
            <text:p>2560994291263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4391342522704E+017" calcext:value-type="float">
            <text:p>2743913425227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98981824763E+017" calcext:value-type="float">
            <text:p>2298981824763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9734927564956E+017" calcext:value-type="float">
            <text:p>2297349275649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914983084954E+017" calcext:value-type="float">
            <text:p>2669149830849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579466342937E+017" calcext:value-type="float">
            <text:p>265579466342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6214518211097E+017" calcext:value-type="float">
            <text:p>2262145182110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4567204635365E+017" calcext:value-type="float">
            <text:p>2645672046353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24153810535317E+017" calcext:value-type="float">
            <text:p>2241538105353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9104011092111E+017" calcext:value-type="float">
            <text:p>2191040110921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06856068796658E+017" calcext:value-type="float">
            <text:p>20685606879665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356944814526E+017" calcext:value-type="float">
            <text:p>2813569448145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6203376369807E+017" calcext:value-type="float">
            <text:p>2062033763698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5389599449235E+017" calcext:value-type="float">
            <text:p>275389599449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0869139550466E+017" calcext:value-type="float">
            <text:p>2408691395504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0237888414036E+017" calcext:value-type="float">
            <text:p>2402378884140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444177527042E+017" calcext:value-type="float">
            <text:p>2384441775270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7731485610824E+017" calcext:value-type="float">
            <text:p>2377314856108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73475184246E+017" calcext:value-type="float">
            <text:p>2347347518424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3794154038182E+017" calcext:value-type="float">
            <text:p>2337941540381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8855506985497E+017" calcext:value-type="float">
            <text:p>2188555069854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116023808553E+017" calcext:value-type="float">
            <text:p>2311160238085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105227691016E+017" calcext:value-type="float">
            <text:p>2311052276910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10430920249967E+017" calcext:value-type="float">
            <text:p>2104309202499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209506627731E+017" calcext:value-type="float">
            <text:p>2812095066277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923094388994E+017" calcext:value-type="float">
            <text:p>2809230943889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84840360439E+017" calcext:value-type="float">
            <text:p>2388484036043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720649941443E+017" calcext:value-type="float">
            <text:p>23672064994144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367912525097E+017" calcext:value-type="float">
            <text:p>2336791252509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912953893507E+017" calcext:value-type="float">
            <text:p>2959129538935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59926522483E+017" calcext:value-type="float">
            <text:p>2953599265224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648437328334E+017" calcext:value-type="float">
            <text:p>2964843732833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17737249796E+017" calcext:value-type="float">
            <text:p>2948177372497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17536555856E+017" calcext:value-type="float">
            <text:p>2935175365558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45690565648E+017" calcext:value-type="float">
            <text:p>2924456905656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063254769902E+017" calcext:value-type="float">
            <text:p>3020632547699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278891450618E+017" calcext:value-type="float">
            <text:p>2922788914506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16336443929E+017" calcext:value-type="float">
            <text:p>2913163364439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8887172608643E+017" calcext:value-type="float">
            <text:p>29888717260864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539181798306E+017" calcext:value-type="float">
            <text:p>3235391817983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986055992242E+017" calcext:value-type="float">
            <text:p>2909860559922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81332331418E+017" calcext:value-type="float">
            <text:p>2678133233141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958474253312E+017" calcext:value-type="float">
            <text:p>2909584742533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699127841489E+017" calcext:value-type="float">
            <text:p>2906991278414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242133238092E+017" calcext:value-type="float">
            <text:p>29024213323809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98973681739E+017" calcext:value-type="float">
            <text:p>2899897368173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257967247983E+017" calcext:value-type="float">
            <text:p>2002579672479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517304341324E+017" calcext:value-type="float">
            <text:p>2665173043413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07550572227E+017" calcext:value-type="float">
            <text:p>26607550572227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915553522004E+017" calcext:value-type="float">
            <text:p>2099155535220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8935848018854E+017" calcext:value-type="float">
            <text:p>2089358480188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8680314208399E+017" calcext:value-type="float">
            <text:p>2086803142083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305846034563E+017" calcext:value-type="float">
            <text:p>2863058460345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157401231602E+017" calcext:value-type="float">
            <text:p>2861574012316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7906568413344E+017" calcext:value-type="float">
            <text:p>2379065684133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981211116044E+017" calcext:value-type="float">
            <text:p>28598121111604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786227892863E+017" calcext:value-type="float">
            <text:p>2367862278928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6508053271351E+017" calcext:value-type="float">
            <text:p>2365080532713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7731485610824E+017" calcext:value-type="float">
            <text:p>2377314856108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4773878285218E+017" calcext:value-type="float">
            <text:p>3047738782852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759596646543E+017" calcext:value-type="float">
            <text:p>30475959664654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633499763028E+017" calcext:value-type="float">
            <text:p>3026334997630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2411335889744E+017" calcext:value-type="float">
            <text:p>3024113358897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404423676748E+017" calcext:value-type="float">
            <text:p>3024044236767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785763828335E+017" calcext:value-type="float">
            <text:p>3017857638283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725420364104E+017" calcext:value-type="float">
            <text:p>3017254203641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609464635728E+017" calcext:value-type="float">
            <text:p>3016094646357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3.0100925973753E+017" calcext:value-type="float">
            <text:p>3010092597375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096155558236E+017" calcext:value-type="float">
            <text:p>3000961555582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272394273591E+017" calcext:value-type="float">
            <text:p>2992723942735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8630854505284E+017" calcext:value-type="float">
            <text:p>29863085450528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8237403713E+017" calcext:value-type="float">
            <text:p>2978237403713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771374515208E+017" calcext:value-type="float">
            <text:p>2977713745152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30590650821E+017" calcext:value-type="float">
            <text:p>3253059065082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716380320563E+017" calcext:value-type="float">
            <text:p>32471638032056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761101304357E+017" calcext:value-type="float">
            <text:p>32076110130435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602279780684E+017" calcext:value-type="float">
            <text:p>3206022797806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0241741594776E+017" calcext:value-type="float">
            <text:p>3202417415947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585928630915E+017" calcext:value-type="float">
            <text:p>3195859286309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2428171608199E+017" calcext:value-type="float">
            <text:p>2524281716081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2245245453021E+017" calcext:value-type="float">
            <text:p>25224524545302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207931038978E+017" calcext:value-type="float">
            <text:p>2520793103897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9302702096544E+017" calcext:value-type="float">
            <text:p>2493027020965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48132248023491E+017" calcext:value-type="float">
            <text:p>24813224802349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986158645576E+017" calcext:value-type="float">
            <text:p>2469861586455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6225215456154E+017" calcext:value-type="float">
            <text:p>2462252154561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754157364048E+017" calcext:value-type="float">
            <text:p>2457541573640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399235330208E+017" calcext:value-type="float">
            <text:p>2453992353302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808815755801E+017" calcext:value-type="float">
            <text:p>2448088157558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717707092697E+017" calcext:value-type="float">
            <text:p>2447177070926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262583165653E+017" calcext:value-type="float">
            <text:p>24426258316565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3154741658546E+017" calcext:value-type="float">
            <text:p>2431547416585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281823261925E+017" calcext:value-type="float">
            <text:p>2428182326192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635402227859E+017" calcext:value-type="float">
            <text:p>2636354022278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031195997188E+017" calcext:value-type="float">
            <text:p>26303119599718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1267642139169E+017" calcext:value-type="float">
            <text:p>26126764213916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1210524111475E+017" calcext:value-type="float">
            <text:p>2612105241114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60840385172087E+017" calcext:value-type="float">
            <text:p>26084038517208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8731669471777E+017" calcext:value-type="float">
            <text:p>25873166947177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87285992622E+017" calcext:value-type="float">
            <text:p>258728599262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633192075907E+017" calcext:value-type="float">
            <text:p>2566331920759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442033601833E+017" calcext:value-type="float">
            <text:p>2544203360183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4379076620526E+017" calcext:value-type="float">
            <text:p>2543790766205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4346369442132E+017" calcext:value-type="float">
            <text:p>2543463694421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677336036254E+017" calcext:value-type="float">
            <text:p>2536773360362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3291668654E+017" calcext:value-type="float">
            <text:p>2533291668654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054066651976E+017" calcext:value-type="float">
            <text:p>2530540666519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4685547786682E+017" calcext:value-type="float">
            <text:p>2746855477866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3171047531024E+017" calcext:value-type="float">
            <text:p>27317104753102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1793105437602E+017" calcext:value-type="float">
            <text:p>2717931054376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1464515269452E+017" calcext:value-type="float">
            <text:p>2714645152694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70052024652018E+017" calcext:value-type="float">
            <text:p>2700520246520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0049067701268E+017" calcext:value-type="float">
            <text:p>2700490677012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979924591432E+017" calcext:value-type="float">
            <text:p>2699799245914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887253603976E+017" calcext:value-type="float">
            <text:p>2688725360397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01271697043E+017" calcext:value-type="float">
            <text:p>2660127169704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972111900828E+017" calcext:value-type="float">
            <text:p>2659721119008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595757019664E+017" calcext:value-type="float">
            <text:p>26559575701966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8290290103095E+017" calcext:value-type="float">
            <text:p>2082902901030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8251547296072E+017" calcext:value-type="float">
            <text:p>2082515472960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513593078497E+017" calcext:value-type="float">
            <text:p>2075135930784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4699881976242E+017" calcext:value-type="float">
            <text:p>2046998819762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4618789294326E+017" calcext:value-type="float">
            <text:p>20461878929432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3137692479918E+017" calcext:value-type="float">
            <text:p>2031376924799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2838626017624E+017" calcext:value-type="float">
            <text:p>2028386260176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02430339912704E+017" calcext:value-type="float">
            <text:p>2024303399127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1444112224891E+017" calcext:value-type="float">
            <text:p>20144411222489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726944977916E+017" calcext:value-type="float">
            <text:p>2007269449779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193818448511E+017" calcext:value-type="float">
            <text:p>2161938184485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156539457782E+017" calcext:value-type="float">
            <text:p>2161565394577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691189846938E+017" calcext:value-type="float">
            <text:p>2156911898469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642330391257E+017" calcext:value-type="float">
            <text:p>21564233039125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567185224012E+017" calcext:value-type="float">
            <text:p>2155671852240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966225355293E+017" calcext:value-type="float">
            <text:p>2149662253552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14754052305715E+017" calcext:value-type="float">
            <text:p>2147540523057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481032446095E+017" calcext:value-type="float">
            <text:p>2144810324460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079677751919E+017" calcext:value-type="float">
            <text:p>2130796777519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026087142306E+017" calcext:value-type="float">
            <text:p>21302608714230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687036350599E+017" calcext:value-type="float">
            <text:p>2126870363505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1891519492325E+017" calcext:value-type="float">
            <text:p>21189151949232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483120132829E+017" calcext:value-type="float">
            <text:p>21148312013282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0980252430766E+017" calcext:value-type="float">
            <text:p>2109802524307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10430920249967E+017" calcext:value-type="float">
            <text:p>2104309202499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901393572663E+017" calcext:value-type="float">
            <text:p>20990139357266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728491753705E+017" calcext:value-type="float">
            <text:p>20972849175370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076688557048E+017" calcext:value-type="float">
            <text:p>2090766885570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8794067939762E+017" calcext:value-type="float">
            <text:p>20879406793976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6742404940722E+017" calcext:value-type="float">
            <text:p>2267424049407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94122994117E+017" calcext:value-type="float">
            <text:p>22594122994117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55967410629E+017" calcext:value-type="float">
            <text:p>2255596741062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25434566410772E+017" calcext:value-type="float">
            <text:p>2254345664107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3237229269627E+017" calcext:value-type="float">
            <text:p>2232372292696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9986022912635E+017" calcext:value-type="float">
            <text:p>21998602291263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9152392397132E+017" calcext:value-type="float">
            <text:p>2191523923971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9112382922895E+017" calcext:value-type="float">
            <text:p>21911238292289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567262658798E+017" calcext:value-type="float">
            <text:p>28556726265879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4064061849756E+017" calcext:value-type="float">
            <text:p>2840640618497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2295198053171E+017" calcext:value-type="float">
            <text:p>2822951980531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841261122556E+017" calcext:value-type="float">
            <text:p>2818412611225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752461713662E+017" calcext:value-type="float">
            <text:p>2807524617136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76079575040147E+017" calcext:value-type="float">
            <text:p>27607957504014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545610435022E+017" calcext:value-type="float">
            <text:p>2754561043502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905484959994E+017" calcext:value-type="float">
            <text:p>2419054849599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822941074055E+017" calcext:value-type="float">
            <text:p>24182294107405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72251683661E+017" calcext:value-type="float">
            <text:p>2417225168366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0901439914902E+017" calcext:value-type="float">
            <text:p>2409014399149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0854052647367E+017" calcext:value-type="float">
            <text:p>24085405264736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9766809367163E+017" calcext:value-type="float">
            <text:p>23976680936716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800693383795E+017" calcext:value-type="float">
            <text:p>23880069338379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065020863402E+017" calcext:value-type="float">
            <text:p>2380650208634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83699993439E+017" calcext:value-type="float">
            <text:p>2368369999343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501439517491E+017" calcext:value-type="float">
            <text:p>2345014395174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7319524847E+017" calcext:value-type="float">
            <text:p>2337319524847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688793113309E+017" calcext:value-type="float">
            <text:p>2336887931133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004464333242E+017" calcext:value-type="float">
            <text:p>2860044643332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15803523534E+017" calcext:value-type="float">
            <text:p>3031580352353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394401259868E+017" calcext:value-type="float">
            <text:p>2963944012598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199987315225E+017" calcext:value-type="float">
            <text:p>3201999873152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513230779392E+017" calcext:value-type="float">
            <text:p>29451323077939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0774698164564E+017" calcext:value-type="float">
            <text:p>2607746981645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19594146021E+017" calcext:value-type="float">
            <text:p>2932195941460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5467225908118E+017" calcext:value-type="float">
            <text:p>2554672259081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0860917162537E+017" calcext:value-type="float">
            <text:p>27086091716253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6757173085082E+017" calcext:value-type="float">
            <text:p>2267571730850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59082967298E+017" calcext:value-type="float">
            <text:p>2917590829672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152523723678E+017" calcext:value-type="float">
            <text:p>2911525237236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341238894932E+017" calcext:value-type="float">
            <text:p>3013412388949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976279937745E+017" calcext:value-type="float">
            <text:p>30097627993774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89673867694E+017" calcext:value-type="float">
            <text:p>2906896738676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920483103244E+017" calcext:value-type="float">
            <text:p>3009204831032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91481012568E+017" calcext:value-type="float">
            <text:p>2905914810125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9806022984409E+017" calcext:value-type="float">
            <text:p>2998060229844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485658718458E+017" calcext:value-type="float">
            <text:p>2904856587184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480147415568E+017" calcext:value-type="float">
            <text:p>2904801474155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725906686202E+017" calcext:value-type="float">
            <text:p>2897259066862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9093611184873E+017" calcext:value-type="float">
            <text:p>2890936111848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033152712738E+017" calcext:value-type="float">
            <text:p>2503315271273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9778789167555E+017" calcext:value-type="float">
            <text:p>2497787891675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95444693242E+017" calcext:value-type="float">
            <text:p>28849544469324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251511951696E+017" calcext:value-type="float">
            <text:p>2452515119516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6565830001586E+017" calcext:value-type="float">
            <text:p>2865658300015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79656947406E+017" calcext:value-type="float">
            <text:p>3047965694740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11950401228E+017" calcext:value-type="float">
            <text:p>2091195040122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3.03317821461524E+017" calcext:value-type="float">
            <text:p>3033178214615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9730531057799E+017" calcext:value-type="float">
            <text:p>2197305310577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434429698204E+017" calcext:value-type="float">
            <text:p>3024344296982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174542254731E+017" calcext:value-type="float">
            <text:p>30217454225473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473793929953E+017" calcext:value-type="float">
            <text:p>3004737939299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7832229642596E+017" calcext:value-type="float">
            <text:p>2978322296425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076645868368E+017" calcext:value-type="float">
            <text:p>3250766458683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293813895692E+017" calcext:value-type="float">
            <text:p>3202938138956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876715532927E+017" calcext:value-type="float">
            <text:p>31987671553292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19456572080284E+017" calcext:value-type="float">
            <text:p>3194565720802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094965012582E+017" calcext:value-type="float">
            <text:p>2509496501258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0857736139579E+017" calcext:value-type="float">
            <text:p>25085773613957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134273863909E+017" calcext:value-type="float">
            <text:p>2481342738639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7934482408149E+017" calcext:value-type="float">
            <text:p>2479344824081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7418490720489E+017" calcext:value-type="float">
            <text:p>2474184907204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981872062693E+017" calcext:value-type="float">
            <text:p>2469818720626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499649401381E+017" calcext:value-type="float">
            <text:p>2634996494013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364144034619E+017" calcext:value-type="float">
            <text:p>26336414403461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2294286110953E+017" calcext:value-type="float">
            <text:p>2622942861109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0626395967934E+017" calcext:value-type="float">
            <text:p>2606263959679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8982463676772E+017" calcext:value-type="float">
            <text:p>2589824636767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7904565289099E+017" calcext:value-type="float">
            <text:p>2579045652890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816130818179E+017" calcext:value-type="float">
            <text:p>2568161308181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604809216553E+017" calcext:value-type="float">
            <text:p>25660480921655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026167222628E+017" calcext:value-type="float">
            <text:p>2560261672226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5890850591162E+017" calcext:value-type="float">
            <text:p>2558908505911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5819409027916E+017" calcext:value-type="float">
            <text:p>2558194090279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4642990629409E+017" calcext:value-type="float">
            <text:p>25464299062940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2730178273411E+017" calcext:value-type="float">
            <text:p>2527301782734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798173892854E+017" calcext:value-type="float">
            <text:p>2727981738928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417641497506E+017" calcext:value-type="float">
            <text:p>2724176414975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201899057492E+017" calcext:value-type="float">
            <text:p>2722018990574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083523207299E+017" calcext:value-type="float">
            <text:p>27208352320729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0718253312E+017" calcext:value-type="float">
            <text:p>2720718253312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1308352934523E+017" calcext:value-type="float">
            <text:p>2713083529345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1155797692662E+017" calcext:value-type="float">
            <text:p>27115579769266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1112072102822E+017" calcext:value-type="float">
            <text:p>2711120721028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493729264562E+017" calcext:value-type="float">
            <text:p>2694937292645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344131002806E+017" calcext:value-type="float">
            <text:p>2693441310028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073044742476E+017" calcext:value-type="float">
            <text:p>2690730447424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05517283831E+017" calcext:value-type="float">
            <text:p>26905517283831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460298887889E+017" calcext:value-type="float">
            <text:p>26846029888788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844411482849E+017" calcext:value-type="float">
            <text:p>26784441148284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893197836423E+017" calcext:value-type="float">
            <text:p>2668931978364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828962087457E+017" calcext:value-type="float">
            <text:p>26682896208745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659977761022E+017" calcext:value-type="float">
            <text:p>2666599777610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1774440699E+017" calcext:value-type="float">
            <text:p>2661774440699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649079223198E+017" calcext:value-type="float">
            <text:p>2656490792231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65579466342937E+017" calcext:value-type="float">
            <text:p>265579466342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4566659384222E+017" calcext:value-type="float">
            <text:p>2645666593842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308646789546E+017" calcext:value-type="float">
            <text:p>2073086467895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81044981452E+017" calcext:value-type="float">
            <text:p>2058104498145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300409844244E+017" calcext:value-type="float">
            <text:p>2053004098442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4701740078084E+017" calcext:value-type="float">
            <text:p>2047017400780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2638704538427E+017" calcext:value-type="float">
            <text:p>2026387045384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18453076095402E+017" calcext:value-type="float">
            <text:p>2184530760954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160171746005E+017" calcext:value-type="float">
            <text:p>2161601717460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038977323545E+017" calcext:value-type="float">
            <text:p>21603897732354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571887055573E+017" calcext:value-type="float">
            <text:p>2155718870555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15552605844292E+017" calcext:value-type="float">
            <text:p>2155526058442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15100682158604E+017" calcext:value-type="float">
            <text:p>2151006821586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888633832153E+017" calcext:value-type="float">
            <text:p>2118886338321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652381249778E+017" calcext:value-type="float">
            <text:p>21165238124977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0483374194823E+017" calcext:value-type="float">
            <text:p>2104833741948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43716799336E+017" calcext:value-type="float">
            <text:p>2094371679933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336987046527E+017" calcext:value-type="float">
            <text:p>2093369870465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26105642484634E+017" calcext:value-type="float">
            <text:p>2261056424846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883067544375E+017" calcext:value-type="float">
            <text:p>22588306754437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726099894723E+017" calcext:value-type="float">
            <text:p>22572609989472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93644391338E+017" calcext:value-type="float">
            <text:p>2256936443913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73905988329E+017" calcext:value-type="float">
            <text:p>22567390598832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4019336925422E+017" calcext:value-type="float">
            <text:p>2240193369254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396330942097E+017" calcext:value-type="float">
            <text:p>2239633094209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0001894138003E+017" calcext:value-type="float">
            <text:p>2200018941380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19982701007077E+017" calcext:value-type="float">
            <text:p>2199827010070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9952745313092E+017" calcext:value-type="float">
            <text:p>2199527453130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4121263771894E+017" calcext:value-type="float">
            <text:p>2841212637718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3974953890619E+017" calcext:value-type="float">
            <text:p>2839749538906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61146008465E+017" calcext:value-type="float">
            <text:p>2416114600846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517893546828E+017" calcext:value-type="float">
            <text:p>24151789354682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377061384618E+017" calcext:value-type="float">
            <text:p>2413770613846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103629098702E+017" calcext:value-type="float">
            <text:p>2410362909870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41025180258955E+017" calcext:value-type="float">
            <text:p>2410251802589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0594882425651E+017" calcext:value-type="float">
            <text:p>2405948824256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0089531699823E+017" calcext:value-type="float">
            <text:p>2400895316998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9595673358569E+017" calcext:value-type="float">
            <text:p>2395956733585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7084023476871E+017" calcext:value-type="float">
            <text:p>2370840234768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026228392468E+017" calcext:value-type="float">
            <text:p>2360262283924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010084524753E+017" calcext:value-type="float">
            <text:p>2360100845247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561400798847E+017" calcext:value-type="float">
            <text:p>2356140079884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738379915403E+017" calcext:value-type="float">
            <text:p>2347383799154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370635952947E+017" calcext:value-type="float">
            <text:p>2343706359529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289111249322E+017" calcext:value-type="float">
            <text:p>2342891112493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41782429771E+017" calcext:value-type="float">
            <text:p>2334178242977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7378015871107E+017" calcext:value-type="float">
            <text:p>2973780158711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985462825779E+017" calcext:value-type="float">
            <text:p>28998546282577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266434822767E+017" calcext:value-type="float">
            <text:p>2972664348227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32615562039E+017" calcext:value-type="float">
            <text:p>29713261556203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770045792899E+017" calcext:value-type="float">
            <text:p>28877004579289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25640417714E+017" calcext:value-type="float">
            <text:p>29712564041771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016689197982E+017" calcext:value-type="float">
            <text:p>29701668919798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8101373067813E+017" calcext:value-type="float">
            <text:p>2881013730678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6917888172966E+017" calcext:value-type="float">
            <text:p>2969178881729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24300651024E+017" calcext:value-type="float">
            <text:p>29682430065102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29654667911E+017" calcext:value-type="float">
            <text:p>28802965466791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82040413005E+017" calcext:value-type="float">
            <text:p>29682040413005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809566044299E+017" calcext:value-type="float">
            <text:p>29680956604429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677239972577E+017" calcext:value-type="float">
            <text:p>29667723997257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6126413738811E+017" calcext:value-type="float">
            <text:p>28612641373881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644402749792E+017" calcext:value-type="float">
            <text:p>296644402749792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624572093051E+017" calcext:value-type="float">
            <text:p>296624572093051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566535516979E+017" calcext:value-type="float">
            <text:p>29656653551697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4428477325668E+017" calcext:value-type="float">
            <text:p>304428477325668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565289808716E+017" calcext:value-type="float">
            <text:p>29656528980871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87829402444E+017" calcext:value-type="float">
            <text:p>29648782940244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512223232434E+017" calcext:value-type="float">
            <text:p>30351222323243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85379899552E+017" calcext:value-type="float">
            <text:p>296485379899552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61443035959E+017" calcext:value-type="float">
            <text:p>296461443035959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445563409404E+017" calcext:value-type="float">
            <text:p>29644556340940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07315547046E+017" calcext:value-type="float">
            <text:p>29640731554704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401007305437E+017" calcext:value-type="float">
            <text:p>29640100730543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59336882627E+017" calcext:value-type="float">
            <text:p>29635933688262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886834614419E+017" calcext:value-type="float">
            <text:p>29988683461441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36284975243E+017" calcext:value-type="float">
            <text:p>29633628497524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320845746434E+017" calcext:value-type="float">
            <text:p>29632084574643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987636756808E+017" calcext:value-type="float">
            <text:p>3239876367568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6246312976912E+017" calcext:value-type="float">
            <text:p>296246312976912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236527665676E+017" calcext:value-type="float">
            <text:p>29623652766567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83716600631E+017" calcext:value-type="float">
            <text:p>296083716600631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6037629579915E+017" calcext:value-type="float">
            <text:p>296037629579915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0070111565E+017" calcext:value-type="float">
            <text:p>2960070111565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1285089567244E+017" calcext:value-type="float">
            <text:p>251285089567244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876794807099E+017" calcext:value-type="float">
            <text:p>29587679480709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43671767273E+017" calcext:value-type="float">
            <text:p>295743671767273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84523709047E+017" calcext:value-type="float">
            <text:p>29568452370904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43166435348738E+017" calcext:value-type="float">
            <text:p>24316643534873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366298819881E+017" calcext:value-type="float">
            <text:p>26366298819881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96137128276E+017" calcext:value-type="float">
            <text:p>295596137128276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0749935010537E+017" calcext:value-type="float">
            <text:p>260749935010537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545792888963E+017" calcext:value-type="float">
            <text:p>2955457928889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071167037515E+017" calcext:value-type="float">
            <text:p>2607116703751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28206201659E+017" calcext:value-type="float">
            <text:p>2955282062016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516436976251E+017" calcext:value-type="float">
            <text:p>29551643697625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8453528413086E+017" calcext:value-type="float">
            <text:p>2584535284130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375818744545E+017" calcext:value-type="float">
            <text:p>29537581874454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34903812189E+017" calcext:value-type="float">
            <text:p>2953490381218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12871265509E+017" calcext:value-type="float">
            <text:p>2531287126550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277139341763E+017" calcext:value-type="float">
            <text:p>29527713934176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0614065603289E+017" calcext:value-type="float">
            <text:p>2706140656032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69554194317472E+017" calcext:value-type="float">
            <text:p>2695541943174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56028813767E+017" calcext:value-type="float">
            <text:p>2951560288137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44276386529E+017" calcext:value-type="float">
            <text:p>2951442763865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36796742169E+017" calcext:value-type="float">
            <text:p>29493679674216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930031342404E+017" calcext:value-type="float">
            <text:p>2949300313424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93029175751E+017" calcext:value-type="float">
            <text:p>2948930291757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40642339754E+017" calcext:value-type="float">
            <text:p>2948406423397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804323865616E+017" calcext:value-type="float">
            <text:p>2948043238656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768596775756E+017" calcext:value-type="float">
            <text:p>2947685967757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635427611173E+017" calcext:value-type="float">
            <text:p>2946354276111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4509678182928E+017" calcext:value-type="float">
            <text:p>2945096781829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3090636579156E+017" calcext:value-type="float">
            <text:p>2030906365791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58087643566E+017" calcext:value-type="float">
            <text:p>2943580876435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4357668204802E+017" calcext:value-type="float">
            <text:p>2943576682048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540009640866E+017" calcext:value-type="float">
            <text:p>2935400096408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225449419579E+017" calcext:value-type="float">
            <text:p>2932254494195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01153551823679E+017" calcext:value-type="float">
            <text:p>2011535518236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115764163113E+017" calcext:value-type="float">
            <text:p>29311576416311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96587801031E+017" calcext:value-type="float">
            <text:p>2930965878010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8875991983014E+017" calcext:value-type="float">
            <text:p>21887599198301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79458276073E+017" calcext:value-type="float">
            <text:p>2930794582760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16698909495E+017" calcext:value-type="float">
            <text:p>2930166989094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009295962948E+017" calcext:value-type="float">
            <text:p>2930092959629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932984775E+017" calcext:value-type="float">
            <text:p>2929329847750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97563290132E+017" calcext:value-type="float">
            <text:p>2927975632901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45260340244E+017" calcext:value-type="float">
            <text:p>2927452603402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20232903086E+017" calcext:value-type="float">
            <text:p>2927202329030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18068654813E+017" calcext:value-type="float">
            <text:p>29271806865481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501164413575E+017" calcext:value-type="float">
            <text:p>29250116441357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9734927564956E+017" calcext:value-type="float">
            <text:p>2297349275649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403332251804E+017" calcext:value-type="float">
            <text:p>2924033322518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293244363088E+017" calcext:value-type="float">
            <text:p>29229324436308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24727481224E+017" calcext:value-type="float">
            <text:p>2922472748122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738715452211E+017" calcext:value-type="float">
            <text:p>2917387154522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684504056259E+017" calcext:value-type="float">
            <text:p>2916845040562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2361942021124E+017" calcext:value-type="float">
            <text:p>2823619420211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2284229952418E+017" calcext:value-type="float">
            <text:p>2822842299524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690272780833E+017" calcext:value-type="float">
            <text:p>2806902727808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75294963380679E+017" calcext:value-type="float">
            <text:p>2752949633806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646147150373E+017" calcext:value-type="float">
            <text:p>2916461471503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636412154012E+017" calcext:value-type="float">
            <text:p>2916364121540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593760301781E+017" calcext:value-type="float">
            <text:p>29159376030178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5644471222616E+017" calcext:value-type="float">
            <text:p>2356444712226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1487174648533E+017" calcext:value-type="float">
            <text:p>2914871746485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486541300253E+017" calcext:value-type="float">
            <text:p>29148654130025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646875226554E+017" calcext:value-type="float">
            <text:p>2336468752265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1439623819911E+017" calcext:value-type="float">
            <text:p>2914396238199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330985402524E+017" calcext:value-type="float">
            <text:p>2333309854025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1421642838651E+017" calcext:value-type="float">
            <text:p>29142164283865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90181364363E+017" calcext:value-type="float">
            <text:p>29139018136436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273952142966E+017" calcext:value-type="float">
            <text:p>2327395214296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87895460266E+017" calcext:value-type="float">
            <text:p>2913878954602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25371967531E+017" calcext:value-type="float">
            <text:p>2912537196753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15478862268E+017" calcext:value-type="float">
            <text:p>2911547886226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1123960484078E+017" calcext:value-type="float">
            <text:p>2911239604840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50740552716E+017" calcext:value-type="float">
            <text:p>2910507405527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994687874052E+017" calcext:value-type="float">
            <text:p>29099468787405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97561635278E+017" calcext:value-type="float">
            <text:p>2909756163527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66252878356E+017" calcext:value-type="float">
            <text:p>2906662528783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663627227292E+017" calcext:value-type="float">
            <text:p>2906636272272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655549018755E+017" calcext:value-type="float">
            <text:p>2906555490187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90601102762705E+017" calcext:value-type="float">
            <text:p>2906011027627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88247208391E+017" calcext:value-type="float">
            <text:p>29058824720839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05803744872E+017" calcext:value-type="float">
            <text:p>2905803744872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72220776972E+017" calcext:value-type="float">
            <text:p>2905722207769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543053586985E+017" calcext:value-type="float">
            <text:p>29054305358698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0490385732604E+017" calcext:value-type="float">
            <text:p>2904903857326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435700384494E+017" calcext:value-type="float">
            <text:p>29043570038449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338010841641E+017" calcext:value-type="float">
            <text:p>29033801084164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296524984951E+017" calcext:value-type="float">
            <text:p>29029652498495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9326602752E+017" calcext:value-type="float">
            <text:p>2902932660275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84172763869E+017" calcext:value-type="float">
            <text:p>2902841727638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72630051848E+017" calcext:value-type="float">
            <text:p>2902726300518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49330693136E+017" calcext:value-type="float">
            <text:p>2902493306931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0158633042473E+017" calcext:value-type="float">
            <text:p>2901586330424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144049447436E+017" calcext:value-type="float">
            <text:p>2901440494474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080631579361E+017" calcext:value-type="float">
            <text:p>2900806315793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90665185783E+017" calcext:value-type="float">
            <text:p>2899066518578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895008436363E+017" calcext:value-type="float">
            <text:p>2898950084363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9841669501755E+017" calcext:value-type="float">
            <text:p>2898416695017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975795536726E+017" calcext:value-type="float">
            <text:p>2897579553672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756801937863E+017" calcext:value-type="float">
            <text:p>2897568019378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736195313918E+017" calcext:value-type="float">
            <text:p>2897361953139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734219817705E+017" calcext:value-type="float">
            <text:p>2897342198177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664518886412E+017" calcext:value-type="float">
            <text:p>2896645188864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65269511406E+017" calcext:value-type="float">
            <text:p>2896526951140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627244098363E+017" calcext:value-type="float">
            <text:p>2896272440983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614057206608E+017" calcext:value-type="float">
            <text:p>28961405720660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75718854803E+017" calcext:value-type="float">
            <text:p>2891757188548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75622394188E+017" calcext:value-type="float">
            <text:p>2891756223941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7409985765E+017" calcext:value-type="float">
            <text:p>28917409985765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72032090939E+017" calcext:value-type="float">
            <text:p>28917203209093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48011311944E+017" calcext:value-type="float">
            <text:p>2891480113119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131393475301E+017" calcext:value-type="float">
            <text:p>2891313934753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033414529675E+017" calcext:value-type="float">
            <text:p>2890334145296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861234151973E+017" calcext:value-type="float">
            <text:p>2888612341519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825934876901E+017" calcext:value-type="float">
            <text:p>2888259348769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808352375529E+017" calcext:value-type="float">
            <text:p>28880835237552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756133290705E+017" calcext:value-type="float">
            <text:p>2887561332907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87012382232E+017" calcext:value-type="float">
            <text:p>2887012382232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600440713667E+017" calcext:value-type="float">
            <text:p>28860044071366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530500715442E+017" calcext:value-type="float">
            <text:p>2885305007154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515627688264E+017" calcext:value-type="float">
            <text:p>2885156276882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416893801492E+017" calcext:value-type="float">
            <text:p>28841689380149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89236539945E+017" calcext:value-type="float">
            <text:p>28838923653994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79585446425E+017" calcext:value-type="float">
            <text:p>28837958544642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55111686771E+017" calcext:value-type="float">
            <text:p>28835511168677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32445672174E+017" calcext:value-type="float">
            <text:p>2883324456721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22710671598E+017" calcext:value-type="float">
            <text:p>2883227106715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316972897288E+017" calcext:value-type="float">
            <text:p>2883169728972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8300816434094E+017" calcext:value-type="float">
            <text:p>28830081643409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8177721991897E+017" calcext:value-type="float">
            <text:p>2881777219918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76417538195E+017" calcext:value-type="float">
            <text:p>28817641753819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06947297804E+017" calcext:value-type="float">
            <text:p>2881069472978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03231161258E+017" calcext:value-type="float">
            <text:p>2881032311612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84201591431E+017" calcext:value-type="float">
            <text:p>2880842015914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64970699186E+017" calcext:value-type="float">
            <text:p>28806497069918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7914298708218E+017" calcext:value-type="float">
            <text:p>2879142987082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86565322490778E+017" calcext:value-type="float">
            <text:p>2865653224907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546200654668E+017" calcext:value-type="float">
            <text:p>2865462006546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6520611214336E+017" calcext:value-type="float">
            <text:p>2865206112143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411991315259E+017" calcext:value-type="float">
            <text:p>2864119913152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899640308658E+017" calcext:value-type="float">
            <text:p>2858996403086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836482449666E+017" calcext:value-type="float">
            <text:p>2858364824496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822939029762E+017" calcext:value-type="float">
            <text:p>3048229390297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4787761410482E+017" calcext:value-type="float">
            <text:p>3047877614104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73640214963E+017" calcext:value-type="float">
            <text:p>3047364021496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724691648643E+017" calcext:value-type="float">
            <text:p>30472469164864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69498339763E+017" calcext:value-type="float">
            <text:p>3046949833976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64890477806E+017" calcext:value-type="float">
            <text:p>3046489047780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46462623959E+017" calcext:value-type="float">
            <text:p>3046462623959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506579473007E+017" calcext:value-type="float">
            <text:p>30450657947300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3.04479069028901E+017" calcext:value-type="float">
            <text:p>3044790690289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124109292466E+017" calcext:value-type="float">
            <text:p>3041241092924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400791026926E+017" calcext:value-type="float">
            <text:p>3040079102692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989249802396E+017" calcext:value-type="float">
            <text:p>3039892498023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963874296746E+017" calcext:value-type="float">
            <text:p>3039638742967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3959541572305E+017" calcext:value-type="float">
            <text:p>3039595415723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393505939891E+017" calcext:value-type="float">
            <text:p>3039350593989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87709412601E+017" calcext:value-type="float">
            <text:p>3038770941260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710966158348E+017" calcext:value-type="float">
            <text:p>30371096615834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704817308664E+017" calcext:value-type="float">
            <text:p>3037048173086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697523401429E+017" calcext:value-type="float">
            <text:p>3036975234014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689701028667E+017" calcext:value-type="float">
            <text:p>3036897010286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3.03655064453669E+017" calcext:value-type="float">
            <text:p>3036550644536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35037087995E+017" calcext:value-type="float">
            <text:p>3035037087995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487019680666E+017" calcext:value-type="float">
            <text:p>3034870196806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482217173246E+017" calcext:value-type="float">
            <text:p>3034822171732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3479633511338E+017" calcext:value-type="float">
            <text:p>3034796335113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370128593146E+017" calcext:value-type="float">
            <text:p>3033701285931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285395297272E+017" calcext:value-type="float">
            <text:p>3032853952972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3275521905676E+017" calcext:value-type="float">
            <text:p>3032755219056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916074230411E+017" calcext:value-type="float">
            <text:p>3029160742304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2857442067366E+017" calcext:value-type="float">
            <text:p>3028574420673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844104159687E+017" calcext:value-type="float">
            <text:p>3028441041596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717893353812E+017" calcext:value-type="float">
            <text:p>30271789335381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674922726113E+017" calcext:value-type="float">
            <text:p>3026749227261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543645217804E+017" calcext:value-type="float">
            <text:p>3025436452178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465652105556E+017" calcext:value-type="float">
            <text:p>3024656521055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203130630791E+017" calcext:value-type="float">
            <text:p>30220313063079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20247211667E+017" calcext:value-type="float">
            <text:p>30220247211667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190254109102E+017" calcext:value-type="float">
            <text:p>3021902541091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147442864947E+017" calcext:value-type="float">
            <text:p>3021474428649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2138320253776E+017" calcext:value-type="float">
            <text:p>3021383202537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123858301956E+017" calcext:value-type="float">
            <text:p>3021238583019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066757038903E+017" calcext:value-type="float">
            <text:p>3020667570389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044367823176E+017" calcext:value-type="float">
            <text:p>30204436782317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89926169038E+017" calcext:value-type="float">
            <text:p>30189926169038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894941553095E+017" calcext:value-type="float">
            <text:p>3018949415530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894572445946E+017" calcext:value-type="float">
            <text:p>3018945724459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823151850021E+017" calcext:value-type="float">
            <text:p>3018231518500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805535781601E+017" calcext:value-type="float">
            <text:p>30180553578160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757615862596E+017" calcext:value-type="float">
            <text:p>3017576158625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746974921736E+017" calcext:value-type="float">
            <text:p>3017469749217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1743615280042E+017" calcext:value-type="float">
            <text:p>3017436152800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1547120501092E+017" calcext:value-type="float">
            <text:p>3015471205010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1452404740727E+017" calcext:value-type="float">
            <text:p>30145240474072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41532711014E+017" calcext:value-type="float">
            <text:p>3014153271101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412240089838E+017" calcext:value-type="float">
            <text:p>3014122400898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222766588355E+017" calcext:value-type="float">
            <text:p>3012227665883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195734311657E+017" calcext:value-type="float">
            <text:p>30119573431165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067707351171E+017" calcext:value-type="float">
            <text:p>3010677073511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782431793975E+017" calcext:value-type="float">
            <text:p>30078243179397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714848956867E+017" calcext:value-type="float">
            <text:p>30071484895686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661992325255E+017" calcext:value-type="float">
            <text:p>30066199232525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508212371796E+017" calcext:value-type="float">
            <text:p>3005082123717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0453686440772E+017" calcext:value-type="float">
            <text:p>3004536864407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413945393603E+017" calcext:value-type="float">
            <text:p>3004139453936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350716248216E+017" calcext:value-type="float">
            <text:p>3003507162482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341564276883E+017" calcext:value-type="float">
            <text:p>3003415642768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90125884264E+017" calcext:value-type="float">
            <text:p>2999012588426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9527399543034E+017" calcext:value-type="float">
            <text:p>29952739954303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441911272468E+017" calcext:value-type="float">
            <text:p>2994419112724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269051383964E+017" calcext:value-type="float">
            <text:p>29926905138396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264022413443E+017" calcext:value-type="float">
            <text:p>29926402241344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9239804506362E+017" calcext:value-type="float">
            <text:p>2992398045063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186843059106E+017" calcext:value-type="float">
            <text:p>2991868430591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15446719717E+017" calcext:value-type="float">
            <text:p>2991544671971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975487882047E+017" calcext:value-type="float">
            <text:p>2989754878820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9210122491E+017" calcext:value-type="float">
            <text:p>2989210122491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8900275631108E+017" calcext:value-type="float">
            <text:p>2989002756311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98872257667809E+017" calcext:value-type="float">
            <text:p>2988722576678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869812380172E+017" calcext:value-type="float">
            <text:p>2988698123801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770231227212E+017" calcext:value-type="float">
            <text:p>29877023122721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764870898307E+017" calcext:value-type="float">
            <text:p>29876487089830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750706729497E+017" calcext:value-type="float">
            <text:p>2987507067294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611300634853E+017" calcext:value-type="float">
            <text:p>2986113006348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535798985355E+017" calcext:value-type="float">
            <text:p>29853579898535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470766306017E+017" calcext:value-type="float">
            <text:p>29847076630601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310795547275E+017" calcext:value-type="float">
            <text:p>29831079554727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282291048903E+017" calcext:value-type="float">
            <text:p>2982822910489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273688518816E+017" calcext:value-type="float">
            <text:p>2982736885188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267866837422E+017" calcext:value-type="float">
            <text:p>2982678668374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260505854878E+017" calcext:value-type="float">
            <text:p>2982605058548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8191278842208E+017" calcext:value-type="float">
            <text:p>2981912788422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8181447393616E+017" calcext:value-type="float">
            <text:p>29818144739361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122110579126E+017" calcext:value-type="float">
            <text:p>29812211057912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115374526898E+017" calcext:value-type="float">
            <text:p>2981153745268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065277776708E+017" calcext:value-type="float">
            <text:p>2980652777767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995211911602E+017" calcext:value-type="float">
            <text:p>2979952119116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99280021198E+017" calcext:value-type="float">
            <text:p>2979928002119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7899401446318E+017" calcext:value-type="float">
            <text:p>29789940144631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827490083271E+017" calcext:value-type="float">
            <text:p>29782749008327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388878217368E+017" calcext:value-type="float">
            <text:p>3253888782173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299749286736E+017" calcext:value-type="float">
            <text:p>32529974928673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123529798472E+017" calcext:value-type="float">
            <text:p>3251235297984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5046782428062E+017" calcext:value-type="float">
            <text:p>32504678242806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865567498568E+017" calcext:value-type="float">
            <text:p>3248655674985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780846743687E+017" calcext:value-type="float">
            <text:p>32478084674368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703520563548E+017" calcext:value-type="float">
            <text:p>3247035205635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645785973166E+017" calcext:value-type="float">
            <text:p>3246457859731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633299517575E+017" calcext:value-type="float">
            <text:p>3246332995175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3.24531281478156E+017" calcext:value-type="float">
            <text:p>3245312814781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322979758633E+017" calcext:value-type="float">
            <text:p>3243229797586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3.24320211522175E+017" calcext:value-type="float">
            <text:p>3243202115221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309507662565E+017" calcext:value-type="float">
            <text:p>3243095076625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296127832797E+017" calcext:value-type="float">
            <text:p>3242961278327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4277123420406E+017" calcext:value-type="float">
            <text:p>3242771234204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39557600548E+017" calcext:value-type="float">
            <text:p>3239557600548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901997449347E+017" calcext:value-type="float">
            <text:p>32390199744934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877846676292E+017" calcext:value-type="float">
            <text:p>3238778466762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3857919533777E+017" calcext:value-type="float">
            <text:p>3238579195337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591459590795E+017" calcext:value-type="float">
            <text:p>32359145959079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574338446037E+017" calcext:value-type="float">
            <text:p>3235743384460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495863030784E+017" calcext:value-type="float">
            <text:p>3234958630307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24700479504E+017" calcext:value-type="float">
            <text:p>30324700479504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230681265172E+017" calcext:value-type="float">
            <text:p>30123068126517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773099471765E+017" calcext:value-type="float">
            <text:p>30077309947176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938034495922E+017" calcext:value-type="float">
            <text:p>29993803449592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199291757576E+017" calcext:value-type="float">
            <text:p>29919929175757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691251802862E+017" calcext:value-type="float">
            <text:p>3196912518028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19337244144046E+017" calcext:value-type="float">
            <text:p>3193372441440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2898685317374E+017" calcext:value-type="float">
            <text:p>26289868531737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172266291356E+017" calcext:value-type="float">
            <text:p>27217226629135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0178273206624E+017" calcext:value-type="float">
            <text:p>2701782732066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579466342937E+017" calcext:value-type="float">
            <text:p>265579466342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2456336175346E+017" calcext:value-type="float">
            <text:p>2024563361753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2216013783781E+017" calcext:value-type="float">
            <text:p>28221601378378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74141814476E+017" calcext:value-type="float">
            <text:p>2807414181447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9694233673744E+017" calcext:value-type="float">
            <text:p>2969423367374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180376089108E+017" calcext:value-type="float">
            <text:p>29718037608910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6825999365136E+017" calcext:value-type="float">
            <text:p>2968259993651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985079128293E+017" calcext:value-type="float">
            <text:p>2959850791282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980905825198E+017" calcext:value-type="float">
            <text:p>2959809058251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5755688481784E+017" calcext:value-type="float">
            <text:p>2957556884817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732867248566E+017" calcext:value-type="float">
            <text:p>2957328672485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400816566911E+017" calcext:value-type="float">
            <text:p>30240081656691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684376920982E+017" calcext:value-type="float">
            <text:p>29568437692098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48307708654E+017" calcext:value-type="float">
            <text:p>29524830770865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222391100015E+017" calcext:value-type="float">
            <text:p>2952223911000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643307152097E+017" calcext:value-type="float">
            <text:p>3246433071520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5182893351858E+017" calcext:value-type="float">
            <text:p>2951828933518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4732937675497E+017" calcext:value-type="float">
            <text:p>304732937675497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219594146021E+017" calcext:value-type="float">
            <text:p>29321959414602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3157283561632E+017" calcext:value-type="float">
            <text:p>2931572835616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301603201518E+017" calcext:value-type="float">
            <text:p>2930160320151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51403050168766E+017" calcext:value-type="float">
            <text:p>2514030501687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894359446254E+017" calcext:value-type="float">
            <text:p>2928943594462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0039314157797E+017" calcext:value-type="float">
            <text:p>2500393141577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2784481268531E+017" calcext:value-type="float">
            <text:p>2927844812685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47100008850153E+017" calcext:value-type="float">
            <text:p>24710000885015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37997991562E+017" calcext:value-type="float">
            <text:p>3003799799156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730104795972E+017" calcext:value-type="float">
            <text:p>2467301047959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770600538657E+017" calcext:value-type="float">
            <text:p>29177060053865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389038981349E+017" calcext:value-type="float">
            <text:p>2453890389813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305846477033E+017" calcext:value-type="float">
            <text:p>2913058464770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1079861592789E+017" calcext:value-type="float">
            <text:p>2910798615927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0706759704904E+017" calcext:value-type="float">
            <text:p>2707067597049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35850183279E+017" calcext:value-type="float">
            <text:p>2902358501832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6949912730443E+017" calcext:value-type="float">
            <text:p>26949912730443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185360838E+017" calcext:value-type="float">
            <text:p>2902185360838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02148954573E+017" calcext:value-type="float">
            <text:p>2902148954573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824759386468E+017" calcext:value-type="float">
            <text:p>2668247593864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953594512388E+017" calcext:value-type="float">
            <text:p>2899535945123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9890843505074E+017" calcext:value-type="float">
            <text:p>2898908435050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7894263923605E+017" calcext:value-type="float">
            <text:p>2078942639236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0455896432771E+017" calcext:value-type="float">
            <text:p>20045589643277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9726036722201E+017" calcext:value-type="float">
            <text:p>2897260367222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16264614118298E+017" calcext:value-type="float">
            <text:p>21626461411829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814664401928E+017" calcext:value-type="float">
            <text:p>2458146644019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655042212266E+017" calcext:value-type="float">
            <text:p>2126550422122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8154418434671E+017" calcext:value-type="float">
            <text:p>2881544184346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7056422506951E+017" calcext:value-type="float">
            <text:p>25705642250695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132712919884E+017" calcext:value-type="float">
            <text:p>28813271291988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8058075263431E+017" calcext:value-type="float">
            <text:p>2880580752634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3709738603516E+017" calcext:value-type="float">
            <text:p>2237097386035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4952604218384E+017" calcext:value-type="float">
            <text:p>28495260421838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7920573412168E+017" calcext:value-type="float">
            <text:p>28792057341216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487188396136E+017" calcext:value-type="float">
            <text:p>2748718839613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6178687353774E+017" calcext:value-type="float">
            <text:p>28617868735377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7754118071013E+017" calcext:value-type="float">
            <text:p>23775411807101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410282964675E+017" calcext:value-type="float">
            <text:p>23410282964675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91866615482E+017" calcext:value-type="float">
            <text:p>2149186661548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136247574663E+017" calcext:value-type="float">
            <text:p>3041362475746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293119692816E+017" calcext:value-type="float">
            <text:p>23293119692816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4055284941328E+017" calcext:value-type="float">
            <text:p>3040552849413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3.03699712836526E+017" calcext:value-type="float">
            <text:p>3036997128365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1062059884896E+017" calcext:value-type="float">
            <text:p>23106205988489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532272005546E+017" calcext:value-type="float">
            <text:p>3035322720055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3.03014095114887E+017" calcext:value-type="float">
            <text:p>3030140951148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3004909572334E+017" calcext:value-type="float">
            <text:p>3030049095723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2624192619225E+017" calcext:value-type="float">
            <text:p>30262419261922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84731799278584E+017" calcext:value-type="float">
            <text:p>2847317992785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740062687773E+017" calcext:value-type="float">
            <text:p>30174006268777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1450081083728E+017" calcext:value-type="float">
            <text:p>3014500810837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00789176218055E+017" calcext:value-type="float">
            <text:p>30078917621805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00037670187442E+017" calcext:value-type="float">
            <text:p>3000376701874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99669842301166E+017" calcext:value-type="float">
            <text:p>2996698423011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644311576928E+017" calcext:value-type="float">
            <text:p>2996443115769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62747983496E+017" calcext:value-type="float">
            <text:p>2996274798349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538954858926E+017" calcext:value-type="float">
            <text:p>2995389548589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9260406931784E+017" calcext:value-type="float">
            <text:p>2992604069317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99252085449454E+017" calcext:value-type="float">
            <text:p>2992520854494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9078214771409E+017" calcext:value-type="float">
            <text:p>2990782147714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835234525434E+017" calcext:value-type="float">
            <text:p>29883523452543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8634713269146E+017" calcext:value-type="float">
            <text:p>2986347132691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995211911602E+017" calcext:value-type="float">
            <text:p>2979952119116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9792613593163E+017" calcext:value-type="float">
            <text:p>2979261359316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4647006524015E+017" calcext:value-type="float">
            <text:p>3246470065240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3294305714332E+017" calcext:value-type="float">
            <text:p>3232943057143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3.23074108982178E+017" calcext:value-type="float">
            <text:p>32307410898217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638954787459E+017" calcext:value-type="float">
            <text:p>32063895478745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304849101152E+017" calcext:value-type="float">
            <text:p>3203048491011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20033045644202E+017" calcext:value-type="float">
            <text:p>3200330456442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447181033615E+017" calcext:value-type="float">
            <text:p>3194471810336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3.19234404025254E+017" calcext:value-type="float">
            <text:p>3192344040252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1283298607841E+017" calcext:value-type="float">
            <text:p>25128329860784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0659760792297E+017" calcext:value-type="float">
            <text:p>2506597607922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50071165719151E+017" calcext:value-type="float">
            <text:p>250071165719151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9730596614586E+017" calcext:value-type="float">
            <text:p>2497305966145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773867508752E+017" calcext:value-type="float">
            <text:p>2487738675087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8755714527486E+017" calcext:value-type="float">
            <text:p>24875571452748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7870968037511E+017" calcext:value-type="float">
            <text:p>2478709680375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46906357817676E+017" calcext:value-type="float">
            <text:p>24690635781767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803526062334E+017" calcext:value-type="float">
            <text:p>2468035260623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483987239944E+017" calcext:value-type="float">
            <text:p>24648398723994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081413735133E+017" calcext:value-type="float">
            <text:p>2460814137351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607716070248E+017" calcext:value-type="float">
            <text:p>24607716070248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586334851404E+017" calcext:value-type="float">
            <text:p>2455863348514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334680826687E+017" calcext:value-type="float">
            <text:p>2453346808266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45245912572649E+017" calcext:value-type="float">
            <text:p>24524591257264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5145790350246E+017" calcext:value-type="float">
            <text:p>2451457903502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45004949816222E+017" calcext:value-type="float">
            <text:p>24500494981622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4504024064348E+017" calcext:value-type="float">
            <text:p>24450402406434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3541318062719E+017" calcext:value-type="float">
            <text:p>24354131806271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3064832545395E+017" calcext:value-type="float">
            <text:p>2430648325453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2814222864642E+017" calcext:value-type="float">
            <text:p>2428142228646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3880055996961E+017" calcext:value-type="float">
            <text:p>26388005599696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2893186618368E+017" calcext:value-type="float">
            <text:p>2628931866183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2281124397588E+017" calcext:value-type="float">
            <text:p>2622811243975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2004178707173E+017" calcext:value-type="float">
            <text:p>2620041787071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59235610919854E+017" calcext:value-type="float">
            <text:p>2592356109198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8962310054429E+017" calcext:value-type="float">
            <text:p>25896231005442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5875283814504E+017" calcext:value-type="float">
            <text:p>2587528381450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6478522909028E+017" calcext:value-type="float">
            <text:p>2564785229090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5890850591162E+017" calcext:value-type="float">
            <text:p>25589085059116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54386823512617E+017" calcext:value-type="float">
            <text:p>25438682351261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54345782243783E+017" calcext:value-type="float">
            <text:p>2543457822437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3677302469259E+017" calcext:value-type="float">
            <text:p>2536773024692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53467943780905E+017" calcext:value-type="float">
            <text:p>25346794378090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3391246758916E+017" calcext:value-type="float">
            <text:p>2533912467589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53293011964928E+017" calcext:value-type="float">
            <text:p>2532930119649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52974525875098E+017" calcext:value-type="float">
            <text:p>2529745258750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4597698076811E+017" calcext:value-type="float">
            <text:p>2745976980768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4297427866046E+017" calcext:value-type="float">
            <text:p>2742974278660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3396722053571E+017" calcext:value-type="float">
            <text:p>2733967220535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3318569603895E+017" calcext:value-type="float">
            <text:p>2733185696038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2459223814795E+017" calcext:value-type="float">
            <text:p>2724592238147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2008550027497E+017" calcext:value-type="float">
            <text:p>27200855002749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7165523447502E+017" calcext:value-type="float">
            <text:p>27165523447502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164202658236E+017" calcext:value-type="float">
            <text:p>2716420265823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1004274266358E+017" calcext:value-type="float">
            <text:p>2710042742663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70580817338704E+017" calcext:value-type="float">
            <text:p>2705808173387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95196533581E+017" calcext:value-type="float">
            <text:p>2699519653358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9527279502246E+017" calcext:value-type="float">
            <text:p>26952727950224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39414388369E+017" calcext:value-type="float">
            <text:p>26939414388369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9344131002806E+017" calcext:value-type="float">
            <text:p>2693441310028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92165134379E+017" calcext:value-type="float">
            <text:p>2689216513437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68777975481238E+017" calcext:value-type="float">
            <text:p>2687779754812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480016315195E+017" calcext:value-type="float">
            <text:p>26848001631519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435858691084E+017" calcext:value-type="float">
            <text:p>2684358586910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203515195826E+017" calcext:value-type="float">
            <text:p>26820351519582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8155729494557E+017" calcext:value-type="float">
            <text:p>26815572949455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7833997030199E+017" calcext:value-type="float">
            <text:p>2678339970301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7650412318966E+017" calcext:value-type="float">
            <text:p>26765041231896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763191193838E+017" calcext:value-type="float">
            <text:p>26676319119383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6599302967734E+017" calcext:value-type="float">
            <text:p>26659930296773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65967296864977E+017" calcext:value-type="float">
            <text:p>2659672968649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579466342937E+017" calcext:value-type="float">
            <text:p>26557946634293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409517347553E+017" calcext:value-type="float">
            <text:p>2654095173475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257708695998E+017" calcext:value-type="float">
            <text:p>26525770869599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65241866830754E+017" calcext:value-type="float">
            <text:p>26524186683075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64757110116602E+017" calcext:value-type="float">
            <text:p>26475711011660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0806234226781E+017" calcext:value-type="float">
            <text:p>2080623422678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7894997914235E+017" calcext:value-type="float">
            <text:p>207894997914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629064728669E+017" calcext:value-type="float">
            <text:p>20629064728669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5577133265924E+017" calcext:value-type="float">
            <text:p>20557713326592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5300409844244E+017" calcext:value-type="float">
            <text:p>2053004098442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4758824551326E+017" calcext:value-type="float">
            <text:p>2047588245513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04612590138163E+017" calcext:value-type="float">
            <text:p>20461259013816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02499684340744E+017" calcext:value-type="float">
            <text:p>20249968434074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02361331012223E+017" calcext:value-type="float">
            <text:p>2023613310122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1384888656593E+017" calcext:value-type="float">
            <text:p>20138488865659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00479095149179E+017" calcext:value-type="float">
            <text:p>20047909514917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8939317551235E+017" calcext:value-type="float">
            <text:p>21893931755123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8425909605179E+017" calcext:value-type="float">
            <text:p>218425909605179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7149062787502E+017" calcext:value-type="float">
            <text:p>21714906278750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7060139348406E+017" calcext:value-type="float">
            <text:p>21706013934840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float" office:value="2.16749261747003E+017" calcext:value-type="float">
            <text:p>2167492617470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724632764547E+017" calcext:value-type="float">
            <text:p>2167246327645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16495955145531E+017" calcext:value-type="float">
            <text:p>21649595514553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6303579202458E+017" calcext:value-type="float">
            <text:p>21630357920245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950435574489E+017" calcext:value-type="float">
            <text:p>21595043557448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819577475604E+017" calcext:value-type="float">
            <text:p>215819577475604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663272563716E+017" calcext:value-type="float">
            <text:p>21566327256371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5571887055573E+017" calcext:value-type="float">
            <text:p>21557188705557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5552605844292E+017" calcext:value-type="float">
            <text:p>21555260584429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15384380703638E+017" calcext:value-type="float">
            <text:p>215384380703638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873774519103E+017" calcext:value-type="float">
            <text:p>21487377451910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4379421270946E+017" calcext:value-type="float">
            <text:p>2143794212709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867296756728E+017" calcext:value-type="float">
            <text:p>2138672967567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10340914074E+017" calcext:value-type="float">
            <text:p>2131034091407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045204750565E+017" calcext:value-type="float">
            <text:p>21304520475056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3023272743346E+017" calcext:value-type="float">
            <text:p>21302327274334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935850860888E+017" calcext:value-type="float">
            <text:p>2129358508608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2931316822458E+017" calcext:value-type="float">
            <text:p>21293131682245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652578411426E+017" calcext:value-type="float">
            <text:p>21165257841142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11505916166676E+017" calcext:value-type="float">
            <text:p>211505916166676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1314383257747E+017" calcext:value-type="float">
            <text:p>2113143832577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0471894409953E+017" calcext:value-type="float">
            <text:p>21047189440995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0997003336183E+017" calcext:value-type="float">
            <text:p>20997003336183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09954753499767E+017" calcext:value-type="float">
            <text:p>2099547534997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29973348602483E+017" calcext:value-type="float">
            <text:p>22997334860248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28759521219211E+017" calcext:value-type="float">
            <text:p>22875952121921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830923332046E+017" calcext:value-type="float">
            <text:p>2283092333204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53207098069E+017" calcext:value-type="float">
            <text:p>22565320709806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611448586482E+017" calcext:value-type="float">
            <text:p>22561144858648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5492040979456E+017" calcext:value-type="float">
            <text:p>2254920409794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4198995763933E+017" calcext:value-type="float">
            <text:p>22419899576393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4173439882236E+017" calcext:value-type="float">
            <text:p>2241734398822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23620118893175E+017" calcext:value-type="float">
            <text:p>22362011889317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23464921243984E+017" calcext:value-type="float">
            <text:p>2234649212439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2322342161666E+017" calcext:value-type="float">
            <text:p>2232234216166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20001894138003E+017" calcext:value-type="float">
            <text:p>22000189413800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19843492078301E+017" calcext:value-type="float">
            <text:p>21984349207830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419396699132E+017" calcext:value-type="float">
            <text:p>28541939669913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300853064233E+017" calcext:value-type="float">
            <text:p>285300853064233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5031541002887E+017" calcext:value-type="float">
            <text:p>28503154100288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4940172263567E+017" calcext:value-type="float">
            <text:p>28494017226356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84175550682128E+017" calcext:value-type="float">
            <text:p>28417555068212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82320313520366E+017" calcext:value-type="float">
            <text:p>2823203135203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2221374095909E+017" calcext:value-type="float">
            <text:p>28222137409590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1881933267485E+017" calcext:value-type="float">
            <text:p>28188193326748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81734524440818E+017" calcext:value-type="float">
            <text:p>28173452444081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float" office:value="2.81353882972615E+017" calcext:value-type="float">
            <text:p>281353882972615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8074141814476E+017" calcext:value-type="float">
            <text:p>2807414181447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76020309537194E+017" calcext:value-type="float">
            <text:p>27602030953719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75933973979484E+017" calcext:value-type="float">
            <text:p>27593397397948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5840331960971E+017" calcext:value-type="float">
            <text:p>2758403319609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float" office:value="2.75426731660288E+017" calcext:value-type="float">
            <text:p>2754267316602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75415302148342E+017" calcext:value-type="float">
            <text:p>2754153021483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941652455977E+017" calcext:value-type="float">
            <text:p>24194165245597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41409554645123E+017" calcext:value-type="float">
            <text:p>2414095546451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float" office:value="2.41184773534523E+017" calcext:value-type="float">
            <text:p>241184773534523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9030696444842E+017" calcext:value-type="float">
            <text:p>23903069644484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9008223343047E+017" calcext:value-type="float">
            <text:p>239008223343047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8898164814459E+017" calcext:value-type="float">
            <text:p>23889816481445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340666327962E+017" calcext:value-type="float">
            <text:p>23834066632796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8106582200771E+017" calcext:value-type="float">
            <text:p>2381065822007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281355338666E+017" calcext:value-type="float">
            <text:p>23628135533866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6278398358536E+017" calcext:value-type="float">
            <text:p>2362783983585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float" office:value="2.33863095792071E+017" calcext:value-type="float">
            <text:p>233863095792071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378997649041E+017" calcext:value-type="float">
            <text:p>23378997649041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2675411492999E+017" calcext:value-type="float">
            <text:p>232675411492999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77581720884E+017" calcext:value-type="float">
            <text:p>23177581720884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58717837387E+017" calcext:value-type="float">
            <text:p>23158717837387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1139570614415E+017" calcext:value-type="float">
            <text:p>231139570614415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float" office:value="2.30817225806856E+017" calcext:value-type="float">
            <text:p>2308172258068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 table:number-rows-repeated="1047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5:54:36.0571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6:40:21.017036000</dc:date>
    <meta:editing-duration>PT4H42M5S</meta:editing-duration>
    <meta:editing-cycles>13</meta:editing-cycles>
    <meta:generator>LibreOffice/4.4.5.2$MacOSX_X86_64 LibreOffice_project/a22f674fd25a3b6f45bdebf25400ed2adff0ff99</meta:generator>
    <meta:document-statistic meta:table-count="1" meta:cell-count="9052" meta:object-count="0"/>
  </office:meta>
</office:document-meta>
</file>